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1000001F4874E322A.gif" manifest:media-type=""/>
  <manifest:file-entry manifest:full-path="Pictures/10000000000001AA000000ECFD648210.gif" manifest:media-type=""/>
  <manifest:file-entry manifest:full-path="Pictures/100000000000026F0000014FC58FD1CC.gif" manifest:media-type=""/>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56bfd"/>
    </style:style>
    <style:style style:name="P5" style:family="paragraph" style:parent-style-name="Standard">
      <style:paragraph-properties fo:text-align="justify" style:justify-single-word="false"/>
      <style:text-properties officeooo:paragraph-rsid="00560788"/>
    </style:style>
    <style:style style:name="P6" style:family="paragraph" style:parent-style-name="Standard">
      <style:paragraph-properties fo:text-align="justify" style:justify-single-word="false"/>
      <style:text-properties officeooo:paragraph-rsid="00574d30"/>
    </style:style>
    <style:style style:name="P7" style:family="paragraph" style:parent-style-name="Standard">
      <style:paragraph-properties fo:text-align="justify" style:justify-single-word="false"/>
      <style:text-properties officeooo:paragraph-rsid="005bf21c"/>
    </style:style>
    <style:style style:name="P8" style:family="paragraph" style:parent-style-name="Standard">
      <style:paragraph-properties fo:text-align="justify" style:justify-single-word="false"/>
      <style:text-properties officeooo:paragraph-rsid="005ce557"/>
    </style:style>
    <style:style style:name="P9" style:family="paragraph" style:parent-style-name="Standard">
      <style:paragraph-properties fo:text-align="justify" style:justify-single-word="false"/>
      <style:text-properties officeooo:paragraph-rsid="00273b2d"/>
    </style:style>
    <style:style style:name="P10" style:family="paragraph" style:parent-style-name="Standard">
      <style:paragraph-properties fo:text-align="justify" style:justify-single-word="false"/>
      <style:text-properties officeooo:paragraph-rsid="006252b5"/>
    </style:style>
    <style:style style:name="P11" style:family="paragraph" style:parent-style-name="Standard">
      <style:paragraph-properties fo:text-align="justify" style:justify-single-word="false"/>
      <style:text-properties officeooo:paragraph-rsid="0066faee"/>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text-properties fo:font-weight="bold" officeooo:paragraph-rsid="000af6c4" style:font-weight-asian="bold" style:font-weight-complex="bold"/>
    </style:style>
    <style:style style:name="P16" style:family="paragraph" style:parent-style-name="Standard">
      <style:text-properties fo:font-weight="bold" officeooo:paragraph-rsid="00431380" style:font-weight-asian="bold" style:font-weight-complex="bold"/>
    </style:style>
    <style:style style:name="P17"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667456"/>
    </style:style>
    <style:style style:name="P20" style:family="paragraph" style:parent-style-name="Standard">
      <style:paragraph-properties fo:text-align="start" style:justify-single-word="false"/>
      <style:text-properties officeooo:paragraph-rsid="0066faee"/>
    </style:style>
    <style:style style:name="P21" style:family="paragraph" style:parent-style-name="Standard">
      <style:paragraph-properties fo:text-align="justify" style:justify-single-word="false"/>
      <style:text-properties officeooo:rsid="000c675a" officeooo:paragraph-rsid="000c675a"/>
    </style:style>
    <style:style style:name="P22" style:family="paragraph" style:parent-style-name="Standard">
      <style:paragraph-properties fo:text-align="justify" style:justify-single-word="false"/>
      <style:text-properties officeooo:rsid="000e6d84" officeooo:paragraph-rsid="000e6d84"/>
    </style:style>
    <style:style style:name="P23" style:family="paragraph" style:parent-style-name="Standard">
      <style:paragraph-properties fo:text-align="justify" style:justify-single-word="false"/>
      <style:text-properties officeooo:rsid="001f2c90" officeooo:paragraph-rsid="00106b23"/>
    </style:style>
    <style:style style:name="P24" style:family="paragraph" style:parent-style-name="Standard">
      <style:paragraph-properties fo:text-align="justify" style:justify-single-word="false"/>
      <style:text-properties officeooo:rsid="00125b5a" officeooo:paragraph-rsid="00125b5a"/>
    </style:style>
    <style:style style:name="P25" style:family="paragraph" style:parent-style-name="Standard">
      <style:paragraph-properties fo:text-align="justify" style:justify-single-word="false"/>
      <style:text-properties officeooo:rsid="0018ceac" officeooo:paragraph-rsid="001aa2e2"/>
    </style:style>
    <style:style style:name="P26" style:family="paragraph" style:parent-style-name="Standard">
      <style:paragraph-properties fo:text-align="justify" style:justify-single-word="false"/>
      <style:text-properties officeooo:rsid="0018ceac" officeooo:paragraph-rsid="001c9f78"/>
    </style:style>
    <style:style style:name="P27" style:family="paragraph" style:parent-style-name="Standard">
      <style:paragraph-properties fo:text-align="justify" style:justify-single-word="false"/>
      <style:text-properties officeooo:rsid="0018ceac" officeooo:paragraph-rsid="001e43c8"/>
    </style:style>
    <style:style style:name="P28" style:family="paragraph" style:parent-style-name="Standard">
      <style:paragraph-properties fo:text-align="justify" style:justify-single-word="false"/>
      <style:text-properties officeooo:rsid="001aa2e2" officeooo:paragraph-rsid="001aa2e2"/>
    </style:style>
    <style:style style:name="P29" style:family="paragraph" style:parent-style-name="Standard">
      <style:paragraph-properties fo:text-align="justify" style:justify-single-word="false"/>
      <style:text-properties officeooo:rsid="001aa2e2" officeooo:paragraph-rsid="001c9f78"/>
    </style:style>
    <style:style style:name="P30" style:family="paragraph" style:parent-style-name="Standard">
      <style:text-properties officeooo:paragraph-rsid="00273b2d"/>
    </style:style>
    <style:style style:name="P31" style:family="paragraph" style:parent-style-name="Standard">
      <style:paragraph-properties fo:text-align="justify" style:justify-single-word="false"/>
      <style:text-properties officeooo:rsid="001d5635" officeooo:paragraph-rsid="002c740a"/>
    </style:style>
    <style:style style:name="P32" style:family="paragraph" style:parent-style-name="Standard">
      <style:text-properties officeooo:rsid="001cd173" officeooo:paragraph-rsid="002c740a"/>
    </style:style>
    <style:style style:name="P33" style:family="paragraph" style:parent-style-name="Standard">
      <style:text-properties officeooo:paragraph-rsid="002dc269"/>
    </style:style>
    <style:style style:name="P34" style:family="paragraph" style:parent-style-name="Standard">
      <style:text-properties officeooo:rsid="002dc269"/>
    </style:style>
    <style:style style:name="P35" style:family="paragraph" style:parent-style-name="Standard">
      <style:text-properties officeooo:rsid="002dc269" officeooo:paragraph-rsid="002dc269"/>
    </style:style>
    <style:style style:name="P36" style:family="paragraph" style:parent-style-name="Standard">
      <style:paragraph-properties fo:text-align="justify" style:justify-single-word="false"/>
      <style:text-properties officeooo:rsid="002dc269" officeooo:paragraph-rsid="00588f26"/>
    </style:style>
    <style:style style:name="P37" style:family="paragraph" style:parent-style-name="Standard">
      <style:text-properties officeooo:paragraph-rsid="00133266"/>
    </style:style>
    <style:style style:name="P38" style:family="paragraph" style:parent-style-name="Standard">
      <style:paragraph-properties fo:text-align="justify" style:justify-single-word="false"/>
      <style:text-properties fo:font-style="italic" officeooo:paragraph-rsid="00431380" style:font-style-asian="italic" style:font-style-complex="italic"/>
    </style:style>
    <style:style style:name="P39" style:family="paragraph" style:parent-style-name="Standard">
      <style:paragraph-properties fo:text-align="justify" style:justify-single-word="false"/>
      <style:text-properties officeooo:rsid="001f3de4" officeooo:paragraph-rsid="001f3de4"/>
    </style:style>
    <style:style style:name="P40" style:family="paragraph" style:parent-style-name="Standard">
      <style:paragraph-properties fo:text-align="justify" style:justify-single-word="false"/>
      <style:text-properties officeooo:rsid="001f3de4" officeooo:paragraph-rsid="004b6718"/>
    </style:style>
    <style:style style:name="P41" style:family="paragraph" style:parent-style-name="Standard">
      <style:paragraph-properties fo:text-align="justify" style:justify-single-word="false"/>
      <style:text-properties officeooo:rsid="001f3de4" officeooo:paragraph-rsid="004dbe0e"/>
    </style:style>
    <style:style style:name="P42" style:family="paragraph" style:parent-style-name="Standard">
      <style:paragraph-properties fo:text-align="justify" style:justify-single-word="false"/>
      <style:text-properties officeooo:rsid="001f3de4" officeooo:paragraph-rsid="00527096"/>
    </style:style>
    <style:style style:name="P43" style:family="paragraph" style:parent-style-name="Standard">
      <style:paragraph-properties fo:text-align="justify" style:justify-single-word="false"/>
      <style:text-properties officeooo:rsid="004b6718" officeooo:paragraph-rsid="004b6718"/>
    </style:style>
    <style:style style:name="P44" style:family="paragraph" style:parent-style-name="Standard">
      <style:paragraph-properties fo:text-align="justify" style:justify-single-word="false"/>
      <style:text-properties officeooo:rsid="004c51ec" officeooo:paragraph-rsid="004c51ec"/>
    </style:style>
    <style:style style:name="P45" style:family="paragraph" style:parent-style-name="Standard">
      <style:paragraph-properties fo:text-align="justify" style:justify-single-word="false"/>
      <style:text-properties officeooo:rsid="004c51ec" officeooo:paragraph-rsid="00527096"/>
    </style:style>
    <style:style style:name="P46" style:family="paragraph" style:parent-style-name="Standard">
      <style:paragraph-properties fo:text-align="justify" style:justify-single-word="false"/>
      <style:text-properties officeooo:rsid="004dbe0e" officeooo:paragraph-rsid="004dbe0e"/>
    </style:style>
    <style:style style:name="P47" style:family="paragraph" style:parent-style-name="Standard">
      <style:paragraph-properties fo:text-align="justify" style:justify-single-word="false"/>
      <style:text-properties officeooo:rsid="004f5e8a" officeooo:paragraph-rsid="004f5e8a"/>
    </style:style>
    <style:style style:name="P48" style:family="paragraph" style:parent-style-name="Standard">
      <style:paragraph-properties fo:text-align="justify" style:justify-single-word="false"/>
      <style:text-properties officeooo:rsid="00511286" officeooo:paragraph-rsid="004f5e8a"/>
    </style:style>
    <style:style style:name="P49" style:family="paragraph" style:parent-style-name="Standard">
      <style:paragraph-properties fo:text-align="justify" style:justify-single-word="false"/>
      <style:text-properties officeooo:rsid="00511286" officeooo:paragraph-rsid="00511286"/>
    </style:style>
    <style:style style:name="P50" style:family="paragraph" style:parent-style-name="Standard">
      <style:paragraph-properties fo:text-align="justify" style:justify-single-word="false"/>
      <style:text-properties officeooo:rsid="00511286" officeooo:paragraph-rsid="006cf6d9"/>
    </style:style>
    <style:style style:name="P51" style:family="paragraph" style:parent-style-name="Standard">
      <style:paragraph-properties fo:text-align="justify" style:justify-single-word="false"/>
      <style:text-properties officeooo:rsid="00511286" officeooo:paragraph-rsid="0075698a"/>
    </style:style>
    <style:style style:name="P52" style:family="paragraph" style:parent-style-name="Standard">
      <style:paragraph-properties fo:text-align="justify" style:justify-single-word="false"/>
      <style:text-properties officeooo:rsid="00511286" officeooo:paragraph-rsid="00760538"/>
    </style:style>
    <style:style style:name="P53" style:family="paragraph" style:parent-style-name="Standard">
      <style:text-properties officeooo:rsid="005580dc" officeooo:paragraph-rsid="005580dc"/>
    </style:style>
    <style:style style:name="P54" style:family="paragraph" style:parent-style-name="Standard">
      <style:text-properties officeooo:rsid="005580dc" officeooo:paragraph-rsid="00574d30"/>
    </style:style>
    <style:style style:name="P55" style:family="paragraph" style:parent-style-name="Standard">
      <style:paragraph-properties fo:text-align="start" style:justify-single-word="false"/>
      <style:text-properties officeooo:rsid="005bf21c" officeooo:paragraph-rsid="005bf21c"/>
    </style:style>
    <style:style style:name="P56" style:family="paragraph" style:parent-style-name="Standard">
      <style:paragraph-properties fo:text-align="justify" style:justify-single-word="false"/>
      <style:text-properties officeooo:rsid="005bf21c" officeooo:paragraph-rsid="005bf21c"/>
    </style:style>
    <style:style style:name="P57" style:family="paragraph" style:parent-style-name="Standard">
      <style:paragraph-properties fo:text-align="justify" style:justify-single-word="false"/>
      <style:text-properties officeooo:rsid="005ce557" officeooo:paragraph-rsid="005ce557"/>
    </style:style>
    <style:style style:name="P58" style:family="paragraph" style:parent-style-name="Standard">
      <style:paragraph-properties fo:text-align="justify" style:justify-single-word="false"/>
      <style:text-properties officeooo:rsid="005db1b7" officeooo:paragraph-rsid="005db1b7"/>
    </style:style>
    <style:style style:name="P59" style:family="paragraph" style:parent-style-name="Standard">
      <style:paragraph-properties fo:text-align="justify" style:justify-single-word="false"/>
      <style:text-properties officeooo:rsid="005f1cdb" officeooo:paragraph-rsid="005f1cdb"/>
    </style:style>
    <style:style style:name="P60" style:family="paragraph" style:parent-style-name="Standard">
      <style:paragraph-properties fo:text-align="start" style:justify-single-word="false"/>
      <style:text-properties officeooo:rsid="00667456" officeooo:paragraph-rsid="0066faee"/>
    </style:style>
    <style:style style:name="P61" style:family="paragraph" style:parent-style-name="Standard">
      <style:paragraph-properties fo:text-align="start" style:justify-single-word="false"/>
      <style:text-properties officeooo:rsid="00667456" officeooo:paragraph-rsid="00667456"/>
    </style:style>
    <style:style style:name="P62" style:family="paragraph" style:parent-style-name="Standard">
      <style:paragraph-properties fo:text-align="justify" style:justify-single-word="false"/>
      <style:text-properties officeooo:rsid="006cf6d9" officeooo:paragraph-rsid="006cf6d9"/>
    </style:style>
    <style:style style:name="P63" style:family="paragraph" style:parent-style-name="Standard">
      <style:paragraph-properties fo:text-align="justify" style:justify-single-word="false"/>
      <style:text-properties officeooo:rsid="006e1e8c" officeooo:paragraph-rsid="006e1e8c"/>
    </style:style>
    <style:style style:name="P64" style:family="paragraph" style:parent-style-name="Standard">
      <style:paragraph-properties fo:text-align="justify" style:justify-single-word="false"/>
      <style:text-properties officeooo:rsid="006f260c" officeooo:paragraph-rsid="006f260c"/>
    </style:style>
    <style:style style:name="P65" style:family="paragraph" style:parent-style-name="Standard">
      <style:paragraph-properties fo:text-align="justify" style:justify-single-word="false"/>
      <style:text-properties officeooo:rsid="005229e6" officeooo:paragraph-rsid="00760538"/>
    </style:style>
    <style:style style:name="P66" style:family="paragraph" style:parent-style-name="Standard">
      <style:paragraph-properties fo:text-align="justify" style:justify-single-word="false"/>
      <style:text-properties officeooo:rsid="0075698a" officeooo:paragraph-rsid="006cf6d9"/>
    </style:style>
    <style:style style:name="P67" style:family="paragraph" style:parent-style-name="Standard">
      <style:paragraph-properties fo:text-align="justify" style:justify-single-word="false"/>
      <style:text-properties officeooo:rsid="0075698a" officeooo:paragraph-rsid="00760538"/>
    </style:style>
    <style:style style:name="P68" style:family="paragraph" style:parent-style-name="Standard">
      <style:paragraph-properties fo:text-align="justify" style:justify-single-word="false"/>
      <style:text-properties officeooo:rsid="00760538" officeooo:paragraph-rsid="0075698a"/>
    </style:style>
    <style:style style:name="P69" style:family="paragraph" style:parent-style-name="Code_20_block">
      <style:text-properties fo:color="#008000"/>
    </style:style>
    <style:style style:name="P70" style:family="paragraph" style:parent-style-name="Code_20_block">
      <style:text-properties fo:color="#008000" officeooo:paragraph-rsid="001c9f78"/>
    </style:style>
    <style:style style:name="P71" style:family="paragraph" style:parent-style-name="Code_20_block">
      <style:text-properties fo:color="#008000" officeooo:rsid="001aa2e2"/>
    </style:style>
    <style:style style:name="P72" style:family="paragraph" style:parent-style-name="Code_20_block">
      <style:text-properties fo:color="#008000" officeooo:rsid="001aa2e2" officeooo:paragraph-rsid="001c9f78"/>
    </style:style>
    <style:style style:name="P73" style:family="paragraph" style:parent-style-name="Code_20_block">
      <style:text-properties fo:color="#008000" officeooo:rsid="000e6d84" officeooo:paragraph-rsid="000e6d84"/>
    </style:style>
    <style:style style:name="P74" style:family="paragraph" style:parent-style-name="Code_20_block">
      <style:text-properties fo:color="#008000" officeooo:rsid="001cd173" officeooo:paragraph-rsid="002c740a"/>
    </style:style>
    <style:style style:name="P75" style:family="paragraph" style:parent-style-name="Code_20_block">
      <style:text-properties fo:color="#008000" officeooo:paragraph-rsid="002c740a"/>
    </style:style>
    <style:style style:name="P76" style:family="paragraph" style:parent-style-name="Code_20_block">
      <style:text-properties fo:color="#008000" officeooo:rsid="002dc269"/>
    </style:style>
    <style:style style:name="P77" style:family="paragraph" style:parent-style-name="Code_20_block">
      <style:text-properties fo:color="#008000" officeooo:rsid="005580dc"/>
    </style:style>
    <style:style style:name="P78" style:family="paragraph" style:parent-style-name="Code_20_block">
      <style:text-properties fo:color="#008000" officeooo:rsid="005580dc" officeooo:paragraph-rsid="00574d30"/>
    </style:style>
    <style:style style:name="P79" style:family="paragraph" style:parent-style-name="Code_20_block">
      <style:text-properties fo:color="#008000" officeooo:paragraph-rsid="0066faee"/>
    </style:style>
    <style:style style:name="P80" style:family="paragraph" style:parent-style-name="Code_20_block">
      <style:text-properties fo:color="#008000" officeooo:rsid="00667456"/>
    </style:style>
    <style:style style:name="P81" style:family="paragraph" style:parent-style-name="Code_20_block">
      <style:text-properties fo:color="#008000" officeooo:rsid="00667456" officeooo:paragraph-rsid="0066faee"/>
    </style:style>
    <style:style style:name="P82" style:family="paragraph" style:parent-style-name="Code_20_block">
      <style:text-properties fo:color="#008000" officeooo:rsid="006cf6d9"/>
    </style:style>
    <style:style style:name="P83" style:family="paragraph" style:parent-style-name="Code_20_block">
      <style:text-properties officeooo:paragraph-rsid="000e6d84"/>
    </style:style>
    <style:style style:name="P84" style:family="paragraph" style:parent-style-name="Code_20_block">
      <style:text-properties officeooo:rsid="001f2c90" officeooo:paragraph-rsid="000e6d84"/>
    </style:style>
    <style:style style:name="P85" style:family="paragraph" style:parent-style-name="Code_20_block">
      <style:text-properties officeooo:rsid="001f2c90" officeooo:paragraph-rsid="0049b3a9"/>
    </style:style>
    <style:style style:name="P86" style:family="paragraph" style:parent-style-name="Code_20_block">
      <style:text-properties officeooo:paragraph-rsid="00133266"/>
    </style:style>
    <style:style style:name="P87" style:family="paragraph" style:parent-style-name="Code_20_block">
      <style:text-properties officeooo:paragraph-rsid="0016b811"/>
    </style:style>
    <style:style style:name="P88" style:family="paragraph" style:parent-style-name="Code_20_block">
      <style:text-properties fo:font-style="italic" officeooo:paragraph-rsid="001c9f78" style:font-style-asian="italic" style:font-style-complex="italic"/>
    </style:style>
    <style:style style:name="P89" style:family="paragraph" style:parent-style-name="Code_20_block">
      <style:text-properties fo:font-style="italic" officeooo:rsid="001aa2e2" style:font-style-asian="italic" style:font-style-complex="italic"/>
    </style:style>
    <style:style style:name="P90" style:family="paragraph" style:parent-style-name="Code_20_block">
      <style:text-properties fo:font-style="italic" officeooo:rsid="001aa2e2" officeooo:paragraph-rsid="001c9f78" style:font-style-asian="italic" style:font-style-complex="italic"/>
    </style:style>
    <style:style style:name="P91" style:family="paragraph" style:parent-style-name="Code_20_block">
      <style:text-properties officeooo:paragraph-rsid="002b6677"/>
    </style:style>
    <style:style style:name="P92" style:family="paragraph" style:parent-style-name="Code_20_block">
      <style:text-properties officeooo:rsid="001cd173" officeooo:paragraph-rsid="002c740a"/>
    </style:style>
    <style:style style:name="P93" style:family="paragraph" style:parent-style-name="Code_20_block">
      <style:text-properties officeooo:paragraph-rsid="002c740a"/>
    </style:style>
    <style:style style:name="P94" style:family="paragraph" style:parent-style-name="Code_20_block">
      <style:text-properties officeooo:paragraph-rsid="00365822"/>
    </style:style>
    <style:style style:name="P95" style:family="paragraph" style:parent-style-name="Code_20_block">
      <style:text-properties officeooo:paragraph-rsid="003a2b31"/>
    </style:style>
    <style:style style:name="P96" style:family="paragraph" style:parent-style-name="Code_20_block">
      <style:text-properties officeooo:paragraph-rsid="00431380"/>
    </style:style>
    <style:style style:name="P97" style:family="paragraph" style:parent-style-name="Code_20_block">
      <style:text-properties officeooo:paragraph-rsid="0049b3a9"/>
    </style:style>
    <style:style style:name="P98" style:family="paragraph" style:parent-style-name="Code_20_block">
      <style:text-properties officeooo:rsid="004c51ec"/>
    </style:style>
    <style:style style:name="P99" style:family="paragraph" style:parent-style-name="Code_20_block">
      <style:text-properties officeooo:rsid="004dbe0e"/>
    </style:style>
    <style:style style:name="P100" style:family="paragraph" style:parent-style-name="Code_20_block">
      <style:text-properties officeooo:rsid="002dc269"/>
    </style:style>
    <style:style style:name="P101" style:family="paragraph" style:parent-style-name="Code_20_block">
      <style:text-properties officeooo:rsid="005580dc"/>
    </style:style>
    <style:style style:name="P102" style:family="paragraph" style:parent-style-name="Code_20_block">
      <style:text-properties officeooo:rsid="005580dc" officeooo:paragraph-rsid="00574d30"/>
    </style:style>
    <style:style style:name="P103" style:family="paragraph" style:parent-style-name="Code_20_block">
      <style:text-properties officeooo:paragraph-rsid="0066faee"/>
    </style:style>
    <style:style style:name="P104" style:family="paragraph" style:parent-style-name="Code_20_block">
      <style:text-properties officeooo:rsid="00667456"/>
    </style:style>
    <style:style style:name="P105" style:family="paragraph" style:parent-style-name="Code_20_block">
      <style:text-properties officeooo:rsid="006cf6d9"/>
    </style:style>
    <style:style style:name="P106" style:family="paragraph" style:parent-style-name="Code_20_block">
      <style:text-properties officeooo:rsid="0075698a"/>
    </style:style>
    <style:style style:name="P107" style:family="paragraph" style:parent-style-name="Text_20_body">
      <style:paragraph-properties fo:text-align="justify" style:justify-single-word="false"/>
    </style:style>
    <style:style style:name="P108"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style>
    <style:style style:name="P109" style:family="paragraph" style:parent-style-name="Standard">
      <style:paragraph-properties fo:margin-top="0in" fo:margin-bottom="0in" style:contextual-spacing="false" fo:line-height="100%" fo:text-align="justify" style:justify-single-word="false" fo:padding="0.0591in" fo:border-left="none" fo:border-right="none" fo:border-top="0.06pt solid #c0c0c0" fo:border-bottom="0.06pt solid #c0c0c0" style:shadow="none"/>
      <style:text-properties officeooo:paragraph-rsid="00273b2d"/>
    </style:style>
    <style:style style:name="P110" style:family="paragraph" style:parent-style-name="Standard">
      <style:paragraph-properties fo:break-before="page"/>
    </style:style>
    <style:style style:name="P111" style:family="paragraph" style:parent-style-name="Standard">
      <style:paragraph-properties fo:text-align="justify" style:justify-single-word="false" fo:break-before="page"/>
    </style:style>
    <style:style style:name="P112"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13" style:family="paragraph" style:parent-style-name="Standard">
      <style:paragraph-properties fo:text-align="justify" style:justify-single-word="false" fo:padding="0.0201in" fo:border-left="none" fo:border-right="none" fo:border-top="0.06pt solid #000000" fo:border-bottom="none" style:shadow="none"/>
      <style:text-properties officeooo:paragraph-rsid="003ff966"/>
    </style:style>
    <style:style style:name="P114" style:family="paragraph" style:parent-style-name="Standard">
      <style:paragraph-properties fo:text-align="justify" style:justify-single-word="false" fo:padding="0.0201in" fo:border-left="none" fo:border-right="none" fo:border-top="none" fo:border-bottom="0.06pt solid #000000" style:shadow="none"/>
      <style:text-properties fo:font-style="italic" officeooo:paragraph-rsid="003ff966" style:font-style-asian="italic" style:font-style-complex="italic"/>
    </style:style>
    <style:style style:name="P115" style:family="paragraph" style:parent-style-name="Standard" style:list-style-name="List_20_1"/>
    <style:style style:name="P116" style:family="paragraph" style:parent-style-name="Standard" style:list-style-name="List_20_1">
      <style:text-properties officeooo:paragraph-rsid="000af6c4"/>
    </style:style>
    <style:style style:name="P117" style:family="paragraph" style:parent-style-name="Standard">
      <style:paragraph-properties fo:text-align="justify" style:justify-single-word="false"/>
    </style:style>
    <style:style style:name="P118" style:family="paragraph" style:parent-style-name="Standard" style:list-style-name="List_20_2">
      <style:paragraph-properties fo:text-align="justify" style:justify-single-word="false"/>
    </style:style>
    <style:style style:name="P119" style:family="paragraph" style:parent-style-name="Standard" style:list-style-name="List_20_2">
      <style:paragraph-properties fo:text-align="justify" style:justify-single-word="false"/>
      <style:text-properties officeooo:paragraph-rsid="00184030"/>
    </style:style>
    <style:style style:name="P120" style:family="paragraph" style:parent-style-name="Standard" style:list-style-name="List_20_1">
      <style:paragraph-properties fo:text-align="justify" style:justify-single-word="false"/>
    </style:style>
    <style:style style:name="P121" style:family="paragraph" style:parent-style-name="Standard">
      <style:paragraph-properties fo:text-align="justify" style:justify-single-word="false"/>
      <style:text-properties officeooo:paragraph-rsid="007d0986"/>
    </style:style>
    <style:style style:name="P122" style:family="paragraph" style:parent-style-name="Standard" style:list-style-name="Numbering_20_1"/>
    <style:style style:name="P123" style:family="paragraph" style:parent-style-name="Standard" style:list-style-name="List_20_2">
      <style:paragraph-properties fo:text-align="justify" style:justify-single-word="false"/>
      <style:text-properties officeooo:rsid="00511286" officeooo:paragraph-rsid="006cf6d9"/>
    </style:style>
    <style:style style:name="P124" style:family="paragraph" style:parent-style-name="Standard" style:list-style-name="List_20_1">
      <style:paragraph-properties fo:text-align="justify" style:justify-single-word="false"/>
      <style:text-properties officeooo:rsid="00511286" officeooo:paragraph-rsid="006cf6d9"/>
    </style:style>
    <style:style style:name="P125" style:family="paragraph" style:parent-style-name="Standard" style:list-style-name="List_20_1">
      <style:paragraph-properties fo:text-align="start" style:justify-single-word="false"/>
      <style:text-properties officeooo:rsid="00511286" officeooo:paragraph-rsid="006cf6d9"/>
    </style:style>
    <style:style style:name="P126" style:family="paragraph" style:parent-style-name="Standard" style:list-style-name="List_20_1">
      <style:text-properties officeooo:rsid="000af6c4" officeooo:paragraph-rsid="000af6c4"/>
    </style:style>
    <style:style style:name="P127" style:family="paragraph" style:parent-style-name="Standard" style:list-style-name="List_20_1">
      <style:paragraph-properties fo:text-align="start" style:justify-single-word="false"/>
    </style:style>
    <style:style style:name="P128" style:family="paragraph" style:parent-style-name="Standard">
      <style:paragraph-properties fo:text-align="justify" style:justify-single-word="false"/>
      <style:text-properties officeooo:rsid="0048e7dd" officeooo:paragraph-rsid="007980cc"/>
    </style:style>
    <style:style style:name="P129" style:family="paragraph" style:parent-style-name="Standard" style:list-style-name="List_20_1">
      <style:paragraph-properties fo:text-align="justify" style:justify-single-word="false"/>
      <style:text-properties officeooo:rsid="005bf21c" officeooo:paragraph-rsid="005bf21c"/>
    </style:style>
    <style:style style:name="P130" style:family="paragraph" style:parent-style-name="Standard">
      <style:text-properties officeooo:paragraph-rsid="007b45fb"/>
    </style:style>
    <style:style style:name="P131" style:family="paragraph" style:parent-style-name="Heading_20_2">
      <style:paragraph-properties fo:break-before="page"/>
    </style:style>
    <style:style style:name="P132" style:family="paragraph" style:parent-style-name="Heading_20_2">
      <style:paragraph-properties fo:break-before="page"/>
      <style:text-properties officeooo:rsid="0018ceac"/>
    </style:style>
    <style:style style:name="P133" style:family="paragraph" style:parent-style-name="Heading_20_2">
      <style:paragraph-properties fo:break-before="page"/>
      <style:text-properties officeooo:rsid="005bf21c"/>
    </style:style>
    <style:style style:name="P134" style:family="paragraph" style:parent-style-name="Heading_20_3">
      <style:text-properties officeooo:rsid="004b6718"/>
    </style:style>
    <style:style style:name="P135" style:family="paragraph" style:parent-style-name="Heading_20_3">
      <style:text-properties officeooo:rsid="006cf6d9"/>
    </style:style>
    <style:style style:name="P136" style:family="paragraph" style:parent-style-name="Heading_20_3">
      <style:text-properties officeooo:rsid="00556bfd"/>
    </style:style>
    <style:style style:name="P137" style:family="paragraph" style:parent-style-name="Heading_20_3">
      <style:text-properties officeooo:rsid="000c7dca"/>
    </style:style>
    <style:style style:name="P138" style:family="paragraph" style:parent-style-name="Heading_20_3">
      <style:text-properties officeooo:rsid="002dc269"/>
    </style:style>
    <style:style style:name="P139" style:family="paragraph" style:parent-style-name="Heading_20_3">
      <style:text-properties officeooo:rsid="0048e7dd" officeooo:paragraph-rsid="007980cc"/>
    </style:style>
    <style:style style:name="P140" style:family="paragraph" style:parent-style-name="Heading_20_3">
      <style:text-properties officeooo:rsid="005bf21c"/>
    </style:style>
    <style:style style:name="P141" style:family="paragraph" style:parent-style-name="Heading_20_3">
      <style:text-properties officeooo:rsid="005ce557"/>
    </style:style>
    <style:style style:name="P142" style:family="paragraph" style:parent-style-name="Heading_20_3">
      <style:text-properties officeooo:rsid="005db1b7"/>
    </style:style>
    <style:style style:name="P143" style:family="paragraph" style:parent-style-name="Heading_20_3">
      <style:paragraph-properties fo:break-before="page"/>
    </style:style>
    <style:style style:name="P144" style:family="paragraph" style:parent-style-name="Heading_20_3">
      <style:paragraph-properties fo:break-before="page"/>
      <style:text-properties officeooo:rsid="00556bfd" officeooo:paragraph-rsid="00574d30"/>
    </style:style>
    <style:style style:name="P145" style:family="paragraph" style:parent-style-name="Heading_20_3">
      <style:paragraph-properties fo:break-before="page"/>
      <style:text-properties officeooo:paragraph-rsid="00273b2d"/>
    </style:style>
    <style:style style:name="P146" style:family="paragraph" style:parent-style-name="Code_20_block">
      <style:text-properties fo:color="#008000" officeooo:rsid="0048e7dd" officeooo:paragraph-rsid="007980cc"/>
    </style:style>
    <style:style style:name="P147" style:family="paragraph" style:parent-style-name="Code_20_block">
      <style:text-properties officeooo:rsid="0048e7dd" officeooo:paragraph-rsid="007980cc"/>
    </style:style>
    <style:style style:name="P148"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187a48" style:font-style-asian="italic" style:font-style-complex="italic"/>
    </style:style>
    <style:style style:name="T4" style:family="text">
      <style:text-properties fo:font-style="italic" officeooo:rsid="003ff966" style:font-style-asian="italic" style:font-style-complex="italic"/>
    </style:style>
    <style:style style:name="T5" style:family="text">
      <style:text-properties fo:font-style="italic" officeooo:rsid="0047b815" style:font-style-asian="italic" style:font-style-complex="italic"/>
    </style:style>
    <style:style style:name="T6" style:family="text">
      <style:text-properties fo:font-style="italic" officeooo:rsid="004b6718" style:font-style-asian="italic" style:font-style-complex="italic"/>
    </style:style>
    <style:style style:name="T7" style:family="text">
      <style:text-properties fo:font-style="italic" officeooo:rsid="004dbe0e" style:font-style-asian="italic" style:font-style-complex="italic"/>
    </style:style>
    <style:style style:name="T8" style:family="text">
      <style:text-properties fo:font-style="italic" officeooo:rsid="00527096" style:font-style-asian="italic" style:font-style-complex="italic"/>
    </style:style>
    <style:style style:name="T9" style:family="text">
      <style:text-properties fo:font-style="italic" officeooo:rsid="006cf6d9" style:font-style-asian="italic" style:font-style-complex="italic"/>
    </style:style>
    <style:style style:name="T10" style:family="text">
      <style:text-properties fo:font-style="italic" officeooo:rsid="0075698a" style:font-style-asian="italic" style:font-style-complex="italic"/>
    </style:style>
    <style:style style:name="T11" style:family="text">
      <style:text-properties fo:font-style="italic" officeooo:rsid="0076053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187a48" style:font-style-asian="italic" style:font-weight-asian="bold" style:font-style-complex="italic" style:font-weight-complex="bold"/>
    </style:style>
    <style:style style:name="T15" style:family="text">
      <style:text-properties fo:font-style="italic" fo:font-weight="bold" officeooo:rsid="002dc269" style:font-style-asian="italic" style:font-weight-asian="bold" style:font-style-complex="italic" style:font-weight-complex="bold"/>
    </style:style>
    <style:style style:name="T16" style:family="text">
      <style:text-properties fo:font-style="italic" fo:font-weight="bold" officeooo:rsid="003268f8" style:font-style-asian="italic" style:font-weight-asian="bold" style:font-style-complex="italic" style:font-weight-complex="bold"/>
    </style:style>
    <style:style style:name="T17" style:family="text">
      <style:text-properties fo:font-style="italic" fo:font-weight="bold" officeooo:rsid="004b6718" style:font-style-asian="italic" style:font-weight-asian="bold" style:font-style-complex="italic" style:font-weight-complex="bold"/>
    </style:style>
    <style:style style:name="T18" style:family="text">
      <style:text-properties fo:font-style="italic" fo:font-weight="bold" officeooo:rsid="005bf21c"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font-style="normal" fo:font-weight="bold" officeooo:rsid="00187a48" style:font-style-asian="normal" style:font-weight-asian="bold" style:font-style-complex="normal" style:font-weight-complex="bold"/>
    </style:style>
    <style:style style:name="T33" style:family="text">
      <style:text-properties fo:font-style="normal" fo:font-weight="bold" officeooo:rsid="003ff966" style:font-style-asian="normal" style:font-weight-asian="bold" style:font-style-complex="normal" style:font-weight-complex="bold"/>
    </style:style>
    <style:style style:name="T34" style:family="text">
      <style:text-properties fo:color="#000000"/>
    </style:style>
    <style:style style:name="T35" style:family="text">
      <style:text-properties fo:color="#000000" officeooo:rsid="001cd173"/>
    </style:style>
    <style:style style:name="T36" style:family="text">
      <style:text-properties officeooo:rsid="000af6c4"/>
    </style:style>
    <style:style style:name="T37" style:family="text">
      <style:text-properties officeooo:rsid="000c7dca"/>
    </style:style>
    <style:style style:name="T38" style:family="text">
      <style:text-properties officeooo:rsid="000e6d84"/>
    </style:style>
    <style:style style:name="T39" style:family="text">
      <style:text-properties officeooo:rsid="001f2c90"/>
    </style:style>
    <style:style style:name="T40" style:family="text">
      <style:text-properties officeooo:rsid="00133266"/>
    </style:style>
    <style:style style:name="T41" style:family="text">
      <style:text-properties officeooo:rsid="0016b811"/>
    </style:style>
    <style:style style:name="T42" style:family="text">
      <style:text-properties officeooo:rsid="0017bce1"/>
    </style:style>
    <style:style style:name="T43" style:family="text">
      <style:text-properties officeooo:rsid="00184030"/>
    </style:style>
    <style:style style:name="T44" style:family="text">
      <style:text-properties officeooo:rsid="001aa2e2"/>
    </style:style>
    <style:style style:name="T45" style:family="text">
      <style:text-properties officeooo:rsid="001c9f78"/>
    </style:style>
    <style:style style:name="T46" style:family="text">
      <style:text-properties officeooo:rsid="001e43c8"/>
    </style:style>
    <style:style style:name="T47" style:family="text">
      <style:text-properties style:font-name="Arial" officeooo:rsid="001e43c8"/>
    </style:style>
    <style:style style:name="T48" style:family="text">
      <style:text-properties officeooo:rsid="001eef65"/>
    </style:style>
    <style:style style:name="T49" style:family="text">
      <style:text-properties officeooo:rsid="001fd9a3"/>
    </style:style>
    <style:style style:name="T50" style:family="text">
      <style:text-properties officeooo:rsid="0021b346"/>
    </style:style>
    <style:style style:name="T51" style:family="text">
      <style:text-properties officeooo:rsid="00225c8f"/>
    </style:style>
    <style:style style:name="T52" style:family="text">
      <style:text-properties officeooo:rsid="00273b2d"/>
    </style:style>
    <style:style style:name="T53" style:family="text">
      <style:text-properties officeooo:rsid="002b6677"/>
    </style:style>
    <style:style style:name="T54" style:family="text">
      <style:text-properties officeooo:rsid="001cd173"/>
    </style:style>
    <style:style style:name="T55" style:family="text">
      <style:text-properties officeooo:rsid="002dc269"/>
    </style:style>
    <style:style style:name="T56" style:family="text">
      <style:text-properties officeooo:rsid="002fbc35"/>
    </style:style>
    <style:style style:name="T57" style:family="text">
      <style:text-properties officeooo:rsid="00351db9"/>
    </style:style>
    <style:style style:name="T58" style:family="text">
      <style:text-properties officeooo:rsid="003582a2"/>
    </style:style>
    <style:style style:name="T59" style:family="text">
      <style:text-properties officeooo:rsid="00365822"/>
    </style:style>
    <style:style style:name="T60" style:family="text">
      <style:text-properties officeooo:rsid="00378c0d"/>
    </style:style>
    <style:style style:name="T61" style:family="text">
      <style:text-properties officeooo:rsid="00382e9c"/>
    </style:style>
    <style:style style:name="T62" style:family="text">
      <style:text-properties officeooo:rsid="003ff966"/>
    </style:style>
    <style:style style:name="T63" style:family="text">
      <style:text-properties officeooo:rsid="0040fc20"/>
    </style:style>
    <style:style style:name="T64" style:family="text">
      <style:text-properties officeooo:rsid="0044bbf4"/>
    </style:style>
    <style:style style:name="T65" style:family="text">
      <style:text-properties officeooo:rsid="0047b815"/>
    </style:style>
    <style:style style:name="T66" style:family="text">
      <style:text-properties officeooo:rsid="0049b3a9"/>
    </style:style>
    <style:style style:name="T67" style:family="text">
      <style:text-properties officeooo:rsid="004b6718"/>
    </style:style>
    <style:style style:name="T68" style:family="text">
      <style:text-properties officeooo:rsid="004dbe0e"/>
    </style:style>
    <style:style style:name="T69" style:family="text">
      <style:text-properties officeooo:rsid="004f5e8a"/>
    </style:style>
    <style:style style:name="T70" style:family="text">
      <style:text-properties officeooo:rsid="00511286"/>
    </style:style>
    <style:style style:name="T71" style:family="text">
      <style:text-properties officeooo:rsid="005229e6"/>
    </style:style>
    <style:style style:name="T72" style:family="text">
      <style:text-properties officeooo:rsid="00556bfd"/>
    </style:style>
    <style:style style:name="T73" style:family="text">
      <style:text-properties officeooo:rsid="005580dc"/>
    </style:style>
    <style:style style:name="T74" style:family="text">
      <style:text-properties officeooo:rsid="00560788"/>
    </style:style>
    <style:style style:name="T75" style:family="text">
      <style:text-properties officeooo:rsid="00574d30"/>
    </style:style>
    <style:style style:name="T76" style:family="text">
      <style:text-properties officeooo:rsid="00588f26"/>
    </style:style>
    <style:style style:name="T77" style:family="text">
      <style:text-properties officeooo:rsid="005bf21c"/>
    </style:style>
    <style:style style:name="T78" style:family="text">
      <style:text-properties officeooo:rsid="005ce557"/>
    </style:style>
    <style:style style:name="T79" style:family="text">
      <style:text-properties officeooo:rsid="005db1b7"/>
    </style:style>
    <style:style style:name="T80" style:family="text">
      <style:text-properties officeooo:rsid="006252b5"/>
    </style:style>
    <style:style style:name="T81" style:family="text">
      <style:text-properties officeooo:rsid="0063f37d"/>
    </style:style>
    <style:style style:name="T82" style:family="text">
      <style:text-properties officeooo:rsid="00667456"/>
    </style:style>
    <style:style style:name="T83" style:family="text">
      <style:text-properties officeooo:rsid="0066faee"/>
    </style:style>
    <style:style style:name="T84" style:family="text">
      <style:text-properties officeooo:rsid="00687079"/>
    </style:style>
    <style:style style:name="T85" style:family="text">
      <style:text-properties officeooo:rsid="0068d8db"/>
    </style:style>
    <style:style style:name="T86" style:family="text">
      <style:text-properties officeooo:rsid="00697f91"/>
    </style:style>
    <style:style style:name="T87" style:family="text">
      <style:text-properties officeooo:rsid="006b060f"/>
    </style:style>
    <style:style style:name="T88" style:family="text">
      <style:text-properties officeooo:rsid="006cf6d9"/>
    </style:style>
    <style:style style:name="T89" style:family="text">
      <style:text-properties officeooo:rsid="006e1e8c"/>
    </style:style>
    <style:style style:name="T90" style:family="text">
      <style:text-properties officeooo:rsid="006f260c"/>
    </style:style>
    <style:style style:name="T91" style:family="text">
      <style:text-properties officeooo:rsid="00702fce"/>
    </style:style>
    <style:style style:name="T92" style:family="text">
      <style:text-properties officeooo:rsid="0070f844"/>
    </style:style>
    <style:style style:name="T93" style:family="text">
      <style:text-properties officeooo:rsid="00752892"/>
    </style:style>
    <style:style style:name="T94" style:family="text">
      <style:text-properties officeooo:rsid="0075698a"/>
    </style:style>
    <style:style style:name="T95" style:family="text">
      <style:text-properties officeooo:rsid="00760538"/>
    </style:style>
    <style:style style:name="T96" style:family="text">
      <style:text-properties officeooo:rsid="0077b4bf"/>
    </style:style>
    <style:style style:name="T97" style:family="text">
      <style:text-properties officeooo:rsid="0079c5c2"/>
    </style:style>
    <style:style style:name="T98" style:family="text">
      <style:text-properties officeooo:rsid="007b45fb"/>
    </style:style>
    <style:style style:name="T99" style:family="text">
      <style:text-properties officeooo:rsid="007d0986"/>
    </style:style>
    <style:style style:name="T100" style:family="text">
      <style:text-properties officeooo:rsid="007e0250"/>
    </style:style>
    <style:style style:name="T101" style:family="text">
      <style:text-properties officeooo:rsid="007f118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89817181845803012"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296624645276953162" text:style-name="List_20_1">
        <text:list-item>
          <text:p text:style-name="P115">network communication</text:p>
        </text:list-item>
        <text:list-item>
          <text:p text:style-name="P115">management and monitoring</text:p>
        </text:list-item>
        <text:list-item>
          <text:p text:style-name="P115">performance / load-balancing</text:p>
        </text:list-item>
        <text:list-item>
          <text:p text:style-name="P115">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32641579" text:continue-list="list498981718184580301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Java Properties class</text:a>. To enable a JPPF component to retrieve thiese properties file, their source must be specified using one of the two, mutually exclusive, system properties:</text:p>
      <text:p text:style-name="P1"/>
      <text:list xml:id="list5257440487652202332" text:style-name="List_20_2">
        <text:list-item>
          <text:p text:style-name="P119"><text:span text:style-name="Code_20_char">jppf.config.plugin = class_name</text:span>, where <text:span text:style-name="T1">class_name</text:span> is the fully qualified name of a class implementing <text:span text:style-name="T43">either </text:span><text:s/>the interface <text:a xlink:type="simple" xlink:href="http://www.jppf.org/api/index.html?org/jppf/utils/JPPFConfiguration.ConfigurationSource.html">JPPFConfiguration.ConfigurationSource</text:a>, <text:span text:style-name="T43">or the interface </text:span><text:a xlink:type="simple" xlink:href="http://www.jppf.org/api/index.html?org/jppf/utils/JPPFConfiguration.ConfigurationSourceReader.html"><text:span text:style-name="T43">JPPFConfiguration.ConfigurationSourceReader</text:span></text:a><text:span text:style-name="T43">, </text:span>enabling a configuration source from any origin, such as a URL, a distributed file system, a remote storage facility, a database, etc.</text:p>
        </text:list-item>
        <text:list-item>
          <text:p text:style-name="P118"><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103049982434352091" text:style-name="Numbering_20_1">
        <text:list-item>
          <text:p text:style-name="P122">if <text:span text:style-name="Code_20_char">jppf.plugin.config</text:span> is specified</text:p>
          <text:p text:style-name="P122">a) instantiate an object of the specified class name and read the properties via the stream provided by this object's <text:span text:style-name="Code_20_char">getPropertyStream()</text:span> <text:span text:style-name="T43">or getPropertyReader() </text:span>method, <text:span text:style-name="T43">depending on which interface it implements</text:span>.<text:line-break/>b) if, for any reason, the stream cannot be obtained or reading the properties from it fails, go to 3.<text:line-break/></text:p>
        </text:list-item>
        <text:list-item>
          <text:p text:style-name="P122">else if <text:span text:style-name="Code_20_char">jppf.config</text:span> is specified</text:p>
          <text:list>
            <text:list-item>
              <text:p text:style-name="P122">look for the file in the file system</text:p>
            </text:list-item>
            <text:list-item>
              <text:p text:style-name="P122">if not found in the file system, look in the classpath</text:p>
            </text:list-item>
            <text:list-item>
              <text:p text:style-name="P122">if not found in the classpath use default configuration values<text:line-break/></text:p>
            </text:list-item>
          </text:list>
        </text:list-item>
        <text:list-item>
          <text:p text:style-name="P122">if <text:span text:style-name="Code_20_char">jppf.config</text:span> is not specified</text:p>
          <text:list>
            <text:list-item>
              <text:p text:style-name="P122">use default file "<text:span text:style-name="Code_20_char">jppf.properties</text:span>"</text:p>
            </text:list-item>
            <text:list-item>
              <text:p text:style-name="P122">look for "jppf.properties" in the file system</text:p>
            </text:list-item>
            <text:list-item>
              <text:p text:style-name="P122">if not found in the file system, look for it in the classpath</text:p>
            </text:list-item>
            <text:list-item>
              <text:p text:style-name="P122">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32639501" text:continue-list="list32641579" text:style-name="Outline">
        <text:list-item>
          <text:list>
            <text:list-item>
              <text:h text:style-name="P132" text:outline-level="2">Includes, <text:span text:style-name="T67">substitutions and scripted values</text:span> in the configuration</text:h>
              <text:list>
                <text:list-item>
                  <text:h text:style-name="P134" text:outline-level="3">Includes</text:h>
                </text:list-item>
              </text:list>
            </text:list-item>
          </text:list>
        </text:list-item>
      </text:list>
      <text:p text:style-name="P25"><text:span text:style-name="T44">A JPPF configuration source, whether as a file or as a plugin, can include other c</text:span><text:span text:style-name="T49">o</text:span><text:span text:style-name="T44">nfiguration sources by adding one or more “</text:span><text:span text:style-name="T13">#!include”</text:span><text:span text:style-name="T44"> statements in the following format:</text:span></text:p>
      <text:p text:style-name="P28"/>
      <text:p text:style-name="Code_20_block"><text:span text:style-name="T44">#!include </text:span><text:span text:style-name="T2">source_type</text:span><text:span text:style-name="T44"> </text:span><text:span text:style-name="T2">source_path</text:span></text:p>
      <text:p text:style-name="P28"/>
      <text:p text:style-name="P25"><text:span text:style-name="T44">The possible values for </text:span><text:span text:style-name="T2">source_type</text:span><text:span text:style-name="T44"> are “file”, “url” or “class”. For each of these values, source_path has a different meaning:</text:span></text:p>
      <text:p text:style-name="P28"/>
      <text:p text:style-name="P26"><text:span text:style-name="T44">- </text:span><text:span text:style-name="T20">when </text:span><text:span text:style-name="T13">source_type</text:span><text:span text:style-name="T20"> is “file”</text:span><text:span text:style-name="T44">, </text:span><text:span text:style-name="T2">source_path</text:span><text:span text:style-name="T44"> is the path to a file on the file_system or in the JVM's classpath. If the file exists in both classpath and file system, the file system will have </text:span><text:span text:style-name="T50">priority</text:span><text:span text:style-name="T44"> over the classpath. Relative paths are interpeted as relative to the JVM's current user directory, as </text:span><text:span text:style-name="T51">determined</text:span><text:span text:style-name="T44"> by </text:span><text:span text:style-name="Code_20_char"><text:span text:style-name="T44">System.getProperty(“user.dir”)</text:span></text:span><text:span text:style-name="T44">.</text:span></text:p>
      <text:p text:style-name="P29"/>
      <text:p text:style-name="Standard"><text:span text:style-name="T44">- </text:span><text:span text:style-name="T20">when </text:span><text:span text:style-name="T13">source_type</text:span><text:span text:style-name="T20"> is “</text:span><text:span text:style-name="T21">url</text:span><text:span text:style-name="T20">”</text:span><text:span text:style-name="T44">, source_path is </text:span><text:span text:style-name="Code_20_char"><text:span text:style-name="T47">a URL pointing to a configuration file</text:span></text:span><text:span text:style-name="T44">. </text:span><text:span text:style-name="T46">It must be a URL such that the JVM can open a stream from it.</text:span></text:p>
      <text:p text:style-name="P29"/>
      <text:p text:style-name="P27"><text:span text:style-name="T44">- </text:span><text:span text:style-name="T20">when </text:span><text:span text:style-name="T13">source_type</text:span><text:span text:style-name="T20"> is “</text:span><text:span text:style-name="T22">class</text:span><text:span text:style-name="T20">”</text:span><text:span text:style-name="T44">, source_path is the </text:span><text:span text:style-name="T46">fully qualified class name of a configuration plugin, i.e.</text:span><text:span text:style-name="T44"> </text:span><text:span text:style-name="T46">an implementation of either </text:span><text:a xlink:type="simple" xlink:href="http://www.jppf.org/api/index.html?org/jppf/utils/JPPFConfiguration.ConfigurationSource.html"><text:span text:style-name="T46">JPPFConfiguration.ConfigurationSource</text:span></text:a><text:span text:style-name="T46"> or </text:span><text:a xlink:type="simple" xlink:href="http://www.jppf.org/api/index.html?org/jppf/utils/JPPFConfiguration.ConfigurationSourceReader.html"><text:span text:style-name="T46">JPPFConfiguration.ConfigurationSourceReader</text:span></text:a><text:span text:style-name="T46">.</text:span></text:p>
      <text:p text:style-name="P29"/>
      <text:p text:style-name="P26"><text:span text:style-name="T20">Example</text:span><text:span text:style-name="T21">s</text:span><text:span text:style-name="T44">:</text:span></text:p>
      <text:p text:style-name="P29"/>
      <text:p text:style-name="P71"># a config file in the file system</text:p>
      <text:p text:style-name="P89">#!include file /home/me/jppf/jppf.properties</text:p>
      <text:p text:style-name="P71"/>
      <text:p text:style-name="P71"># a config file in the classpath</text:p>
      <text:p text:style-name="P88"><text:span text:style-name="T44">#!include file </text:span><text:span text:style-name="T48">META-INF</text:span><text:span text:style-name="T44">/jppf.properties</text:span></text:p>
      <text:p text:style-name="P90"/>
      <text:p text:style-name="P70"><text:span text:style-name="T44"># a config file </text:span><text:span text:style-name="T45">obtained from a url</text:span></text:p>
      <text:p text:style-name="P88"><text:span text:style-name="T44">#!include </text:span><text:span text:style-name="T45">url</text:span><text:span text:style-name="T44"> </text:span><text:span text:style-name="T45">http:/</text:span><text:span text:style-name="T44">/</text:span><text:span text:style-name="T45">www.myhost.com</text:span><text:span text:style-name="T44">/jppf/jppf.properties</text:span></text:p>
      <text:p text:style-name="P72"/>
      <text:p text:style-name="P70"><text:span text:style-name="T44"># a config file </text:span><text:span text:style-name="T45">obtained from a configuration plugin</text:span></text:p>
      <text:p text:style-name="P88"><text:span text:style-name="T44">#!include </text:span><text:span text:style-name="T45">class</text:span><text:span text:style-name="T44"> </text:span><text:span text:style-name="T45">myPackage.MyConfigurationSourceReader</text:span></text:p>
      <text:p text:style-name="P28"/>
      <text:p text:style-name="P39">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32651054" text:continue-numbering="true" text:style-name="Outline">
        <text:list-item>
          <text:list>
            <text:list-item>
              <text:list>
                <text:list-item>
                  <text:h text:style-name="P134" text:outline-level="3">Substitutions in the values of configuration properties</text:h>
                </text:list-item>
              </text:list>
            </text:list-item>
          </text:list>
        </text:list-item>
      </text:list>
      <text:p text:style-name="P40"><text:span text:style-name="T67">The JPPF configuration can handle a syntax of the form “propertyName = prefix</text:span><text:span text:style-name="T17">${otherPropertyName}</text:span><text:span text:style-name="T67">suffix”, where </text:span><text:span text:style-name="T6">prefix</text:span><text:span text:style-name="T67"> and </text:span><text:span text:style-name="T6">suffix</text:span><text:span text:style-name="T67"> are arbitrary strings and </text:span><text:span text:style-name="T6">${otherPropertyName}</text:span><text:span text:style-name="T67"> is a placeholder referencing another property, whose value will be substituted to the placeholder. If you have experience with Apache Ant, this syntax is very similar to the way Ant properties are used in a build script.</text:span></text:p>
      <text:p text:style-name="P43"/>
      <text:p text:style-name="P44">Let's take an example illustrating how this works. The following property definitions:</text:p>
      <text:p text:style-name="P44"/>
      <text:p text:style-name="P98">prop.1 = value1</text:p>
      <text:p text:style-name="P98">prop.2 = ${prop.1}</text:p>
      <text:p text:style-name="P98">prop.3 = value3 ${prop.2}</text:p>
      <text:p text:style-name="P98">prop.4 = value4 ${prop.2} + ${prop.3}</text:p>
      <text:p text:style-name="P44"/>
      <text:p text:style-name="P44">will be resolved into:</text:p>
      <text:p text:style-name="P44"/>
      <text:p text:style-name="P98">prop.1 = value1</text:p>
      <text:p text:style-name="P98">prop.2 = value1</text:p>
      <text:p text:style-name="P98">prop.3 = value3 value1</text:p>
      <text:p text:style-name="P98">prop.4 = value4 value1 + value3 value1</text:p>
      <text:p text:style-name="P44"/>
      <text:p text:style-name="P41"><text:span text:style-name="T24">Note </text:span><text:span text:style-name="T25">1</text:span><text:span text:style-name="T68">: </text:span><text:span text:style-name="T7">the order in which the properties are defined has no impact on the resolution of substitutions.</text:span></text:p>
      <text:p text:style-name="P44"/>
      <text:p text:style-name="P42"><text:span text:style-name="T24">Note </text:span><text:span text:style-name="T25">2</text:span><text:span text:style-name="T68">: </text:span><text:span text:style-name="T8">substitutions are resolved after all includes are fully resolved and loaded</text:span><text:span text:style-name="T7">.</text:span></text:p>
      <text:p text:style-name="P45"/>
      <text:p text:style-name="P112">Unresolved substitutions</text:p>
      <text:p text:style-name="P46"/>
      <text:p text:style-name="P46">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6"/>
      <text:p text:style-name="P46">In the following configuration:</text:p>
      <text:p text:style-name="P46"/>
      <text:p text:style-name="P99">prop.1 = ${prop.2}</text:p>
      <text:p text:style-name="P46"/>
      <text:p text:style-name="P46">the value of “prop.1” will remain “${prop.2}”, since the property “prop.2” is not defined.</text:p>
      <text:p text:style-name="P46"/>
      <text:p text:style-name="P46">In this configuration:</text:p>
      <text:p text:style-name="P46"/>
      <text:p text:style-name="P99">prop.1 = ${prop.2}</text:p>
      <text:p text:style-name="P99">prop.2 = ${prop.3} ${prop.1}</text:p>
      <text:p text:style-name="P99">prop.3 = value3</text:p>
      <text:p text:style-name="P46"/>
      <text:p text:style-name="P46">“prop.1” and “prop.2” introduce an unresolvable cycle, and only the reference to “prop.3” can be fully resolved. According to this, the final values will be:</text:p>
      <text:p text:style-name="P46"/>
      <text:p text:style-name="P99">prop.1 = ${prop.2}</text:p>
      <text:p text:style-name="P99">prop.2 = value3 ${prop.1}</text:p>
      <text:p text:style-name="P99">prop.3 = value3</text:p>
      <text:p text:style-name="P46"/>
      <text:p text:style-name="P17">Environment variable substitutions</text:p>
      <text:p text:style-name="P47"/>
      <text:p text:style-name="P47">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47"/>
      <text:p text:style-name="Code_20_block"><text:span text:style-name="T69">prop.1 = ${env.JAVA_HOME}/</text:span><text:span text:style-name="T70">bin/java</text:span></text:p>
      <text:p text:style-name="P48"/>
      <text:p text:style-name="P49">will be resolved into:</text:p>
      <text:p text:style-name="P49"/>
      <text:p text:style-name="Code_20_block"><text:span text:style-name="T69">prop.1 = /opt/java/jdk1.7.0/</text:span><text:span text:style-name="T70">bin/java</text:span></text:p>
      <text:p text:style-name="P49"/>
      <text:p text:style-name="P49">If the value of a property refers to an undefined environment variable, then the reference will be replaced <text:span text:style-name="T71">with an empty string.</text:span></text:p>
      <text:list xml:id="list32654062" text:continue-numbering="true" text:style-name="Outline">
        <text:list-item>
          <text:list>
            <text:list-item>
              <text:list>
                <text:list-item>
                  <text:h text:style-name="P135" text:outline-level="3">Scripted property values</text:h>
                </text:list-item>
              </text:list>
            </text:list-item>
          </text:list>
        </text:list-item>
      </text:list>
      <text:p text:style-name="P62"><text:span text:style-name="T92">T</text:span>he <text:span text:style-name="T92">values of configuration </text:span>properties <text:span text:style-name="T92">can be partially or complety computed as expressions written in any JSR 223-compliant dynamic script language. Such properties</text:span> contain one or more expressions of the form:</text:p>
      <text:p text:style-name="P62"/>
      <text:p text:style-name="Code_20_block"><text:span text:style-name="T88">my.property = $script:</text:span><text:span text:style-name="T9">language</text:span><text:span text:style-name="T88">:</text:span><text:span text:style-name="T9">source_type</text:span><text:span text:style-name="T88">{</text:span><text:span text:style-name="T9">script_source</text:span><text:span text:style-name="T88">}$</text:span></text:p>
      <text:p text:style-name="P62"/>
      <text:p text:style-name="P62">Where:</text:p>
      <text:p text:style-name="P62"/>
      <text:list xml:id="list32649731" text:continue-list="list5257440487652202332" text:style-name="List_20_2">
        <text:list-item>
          <text:p text:style-name="P123"><text:span text:style-name="T9">language</text:span><text:span text:style-name="T88"> is the script language to use, such as provided by the javax.script APIs. It defaults to "javascript"</text:span></text:p>
        </text:list-item>
        <text:list-item>
          <text:p text:style-name="P123"><text:span text:style-name="T9">source_type</text:span><text:span text:style-name="T88"> determines how to find the script, with possible values "inline", "file" or "url". It defaults to "inline"</text:span></text:p>
        </text:list-item>
        <text:list-item>
          <text:p text:style-name="P123"><text:span text:style-name="T9">script_source</text:span><text:span text:style-name="T88"> is either the script expression, or its location, depending on the value of source_type:</text:span></text:p>
        </text:list-item>
      </text:list>
      <text:list xml:id="list32639676" text:continue-list="list3296624645276953162" text:style-name="List_20_1">
        <text:list-item>
          <text:p text:style-name="P125"><text:span text:style-name="T88">if source_type = inline, then script_source is the script itself.<text:line-break/>For example: </text:span><text:span text:style-name="Code_20_char"><text:span text:style-name="T88">my.prop = $script:javascript:inline{"hello" + "world"}$</text:span></text:span></text:p>
        </text:list-item>
        <text:list-item>
          <text:p text:style-name="P124"><text:span text:style-name="T88">if source_type = file, then script_source is a script file, looked up first in the file system, then in the classpath.<text:line-break/>For example: </text:span><text:span text:style-name="Code_20_char"><text:span text:style-name="T88">my.prop = $script:javascript:file{/home/me/myscript.js}$</text:span></text:span></text:p>
        </text:list-item>
        <text:list-item>
          <text:p text:style-name="P125"><text:span text:style-name="T88">if source_type = url, then script_source is a script loaded from a URL.<text:line-break/>For example: </text:span><text:span text:style-name="Code_20_char"><text:span text:style-name="T88">my.prop = $script:javascript:url{file:///home/me/myscript.js}$</text:span></text:span></text:p>
        </text:list-item>
      </text:list>
      <text:p text:style-name="P62"/>
      <text:p text:style-name="P62">If the language or source type are left unspecified, they will be assigned their default value. For instance the following patterns will all resolve in language = 'javascript' and source_type = 'inline' :</text:p>
      <text:p text:style-name="P62"/>
      <text:p text:style-name="P105">$script{ 2 + 3 }$</text:p>
      <text:p text:style-name="P105">$script:{ 2 + 3 }$</text:p>
      <text:p text:style-name="P105">$script::{ 2 + 3 }$</text:p>
      <text:p text:style-name="P105">$script::inline{ 2 + 3 }$</text:p>
      <text:p text:style-name="P105">$script:javascript{ 2 + 3 }$</text:p>
      <text:p text:style-name="P105">$script:javascript:{ 2 + 3 }$</text:p>
      <text:p text:style-name="P62"><text:soft-page-break/></text:p>
      <text:p text:style-name="P50"><text:span text:style-name="T88">The default script language can be specified with the property </text:span><text:span text:style-name="Code_20_char"><text:span text:style-name="T88">'jppf.script.default.language</text:span></text:span><text:span text:style-name="T88">'. This property is always evaluated first, in case it is also expressed with script expressions (which can only be in javascript). If it is not specified explicitely, it will default to 'javascript'. For example, in the following:</text:span></text:p>
      <text:p text:style-name="P62"/>
      <text:p text:style-name="P82"># using javascript expression to set the default language to groovy</text:p>
      <text:p text:style-name="P105">jppf.script.default.language = $script{ 'groo' + 'vy' }<text:span text:style-name="T94">$</text:span></text:p>
      <text:p text:style-name="P82"># inline expression using default language 'groovy'</text:p>
      <text:p text:style-name="P105">my.property = $script{ return 2 + 3 }<text:span text:style-name="T94">$</text:span></text:p>
      <text:p text:style-name="P62"/>
      <text:p text:style-name="P50"><text:span text:style-name="T88">The value of '</text:span><text:span text:style-name="Code_20_char"><text:span text:style-name="T88">my.property</text:span></text:span><text:span text:style-name="T88">' will evaluate to 5, resulting from the inline groovy expression '</text:span><text:span text:style-name="Code_20_char"><text:span text:style-name="T88">return 2 + 3</text:span></text:span><text:span text:style-name="T88">'.</text:span></text:p>
      <text:p text:style-name="P62"/>
      <text:p text:style-name="P50"><text:span text:style-name="T88">The scripts are evaluated after all includes and variable substitutions have been resolved. This will allow the scripts to use a variable binding for the Properties (or </text:span><text:a xlink:type="simple" xlink:href="http://www.jppf.org/api/index.html?org/jppf/utils/TypedProperties.html"><text:span text:style-name="T88">TypedProperties</text:span></text:a><text:span text:style-name="T88"> object) being loaded, </text:span><text:span text:style-name="T94">with the best possible accuracy</text:span><text:span text:style-name="T88">. </text:span><text:span text:style-name="T91">For example, </text:span><text:span text:style-name="T94">in the following:</text:span></text:p>
      <text:p text:style-name="P66"/>
      <text:p text:style-name="P106">prop.1 = hello world</text:p>
      <text:p text:style-name="Code_20_block"><text:span text:style-name="T94">prop.2 = $script:</text:span><text:span text:style-name="T95">javascript</text:span><text:span text:style-name="T94">{ thisProperties.getString(</text:span><text:span text:style-name="T95">'</text:span><text:span text:style-name="T94">prop.1</text:span><text:span text:style-name="T95">'</text:span><text:span text:style-name="T94">) </text:span><text:span text:style-name="T95">+ ' of scripting'</text:span><text:span text:style-name="T94"> }$</text:span></text:p>
      <text:p text:style-name="P66"/>
      <text:p text:style-name="P51"><text:span text:style-name="T94">the value of '</text:span><text:span text:style-name="Code_20_char"><text:span text:style-name="T94">prop.2</text:span></text:span><text:span text:style-name="T94">' will evaluate to 'hello world </text:span><text:span text:style-name="T95">of scripting</text:span><text:span text:style-name="T94">', which is the value of '</text:span><text:span text:style-name="Code_20_char"><text:span text:style-name="T94">prop.1</text:span></text:span><text:span text:style-name="T94">' </text:span><text:span text:style-name="T95">to which another string is concatenated.</text:span><text:span text:style-name="T94"> The predefined variable </text:span><text:span text:style-name="T10">thisProperty</text:span><text:span text:style-name="T94"> is bound to the properties object being evaluated. </text:span><text:span text:style-name="T95">Note that the same result can be achieved with a property substitution:</text:span></text:p>
      <text:p text:style-name="P68"/>
      <text:p text:style-name="P106">prop.1 = hello world</text:p>
      <text:p text:style-name="Code_20_block"><text:span text:style-name="T94">prop.2 = $script:</text:span><text:span text:style-name="T95">javascript</text:span><text:span text:style-name="T94">{ </text:span><text:span text:style-name="T95">'${</text:span><text:span text:style-name="T94">prop.1</text:span><text:span text:style-name="T95">}'</text:span><text:span text:style-name="T94"> </text:span><text:span text:style-name="T95">+ ' of scripting'</text:span><text:span text:style-name="T94"> }$</text:span></text:p>
      <text:p text:style-name="P67"/>
      <text:p text:style-name="P52"><text:span text:style-name="T95">Here, the substitution of </text:span><text:span text:style-name="Code_20_char"><text:span text:style-name="T95">${prop.1}</text:span></text:span><text:span text:style-name="T95"> is performed </text:span><text:span text:style-name="T11">before</text:span><text:span text:style-name="T95"> the script evaluation, and must be enclosed within quotes to be parsed as a string literal </text:span><text:span text:style-name="T96">inside</text:span><text:span text:style-name="T95"> the script.</text:span></text:p>
      <text:p text:style-name="P65"/>
      <text:p text:style-name="P63">Finally, property values can contain any number of script expressions, which can be written in different script languages and loaded from different sources. For example, the value of the following property:</text:p>
      <text:p text:style-name="P63"/>
      <text:p text:style-name="Code_20_block"><text:span text:style-name="T89">prop.</text:span><text:span text:style-name="T90">1</text:span><text:span text:style-name="T89"> = hello $script:javascript{</text:span><text:span text:style-name="T90">'my ' + </text:span><text:span text:style-name="T89">'world'}</text:span><text:span text:style-name="T90">$</text:span><text:span text:style-name="T89"> </text:span><text:span text:style-name="T90">number </text:span><text:span text:style-name="T89">$script:</text:span><text:span text:style-name="T90">groovy</text:span><text:span text:style-name="T89">{</text:span><text:span text:style-name="T90">return 2 + 3</text:span><text:span text:style-name="T89">}</text:span><text:span text:style-name="T90">$</text:span></text:p>
      <text:p text:style-name="P64"/>
      <text:p text:style-name="P64">will evaluate to <text:s/>'hello <text:span text:style-name="T93">my</text:span> world number 5'.</text:p>
      <text:list xml:id="list32651224" text:continue-list="list32654062" text:style-name="Outline">
        <text:list-item>
          <text:list>
            <text:list-item>
              <text:h text:style-name="P131"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3.6874in" svg:height="1.2398in"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7.4807in" svg:height="6.0193in"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2657189" text:continue-numbering="true" text:style-name="Outline">
        <text:list-item>
          <text:list>
            <text:list-item>
              <text:h text:style-name="P131"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69"># JPPF server port</text:p>
      <text:p text:style-name="Code_20_block">jppf.server.port = 11111</text:p>
      <text:p text:style-name="Standard"/>
      <text:p text:style-name="P15">Note<text:span text:style-name="T36">s:</text:span></text:p>
      <text:list xml:id="list32645149" text:continue-list="list32639676" text:style-name="List_20_1">
        <text:list-item>
          <text:p text:style-name="P116">not defining this property is equivalent to assigning it its default value.</text:p>
        </text:list-item>
        <text:list-item>
          <text:p text:style-name="P126">dynamic port allocation: when the port number is set to 0, JPPF will dynamically allocate a valid port number. Note that this feature is mostly useful when server discovery is enabled.</text:p>
        </text:list-item>
      </text:list>
      <text:list xml:id="list32657561" text:continue-list="list32657189"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69"># IPv4 address inclusion patterns</text:p>
      <text:p text:style-name="Code_20_block">jppf.discovery.broadcast.include.ipv4 = </text:p>
      <text:p text:style-name="P69"># IPv4 address exclusion patterns</text:p>
      <text:p text:style-name="Code_20_block">jppf.discovery.broadcast.exclude.ipv4 = </text:p>
      <text:p text:style-name="P69"># IPv6 address inclusion patterns</text:p>
      <text:p text:style-name="Code_20_block">jppf.discovery.broadcast.include.ipv6 = </text:p>
      <text:p text:style-name="P69">#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32660776"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2638178" text:continue-list="list32645149" text:style-name="List_20_1">
        <text:list-item>
          <text:p text:style-name="P115">A and B are not connected at all</text:p>
        </text:list-item>
        <text:list-item>
          <text:p text:style-name="P115">A is connected to B (i.e. A acts as a node attached to B)</text:p>
        </text:list-item>
        <text:list-item>
          <text:p text:style-name="P115">B is connected to A (i.e. B acts as a node attached to A)</text:p>
        </text:list-item>
        <text:list-item>
          <text:p text:style-name="P115">A and B are connected to each other</text:p>
        </text:list-item>
      </text:list>
      <text:p text:style-name="Standard"/>
      <text:p text:style-name="Standard"/>
      <text:p text:style-name="P110">There are 2 ways to define a connection from a server to other servers on the network:</text:p>
      <text:p text:style-name="Standard"/>
      <text:p text:style-name="P12">Using automatic discovery</text:p>
      <text:p text:style-name="Standard"/>
      <text:p text:style-name="Standard">In this scenario, we must enable the discovery of peer servers:</text:p>
      <text:p text:style-name="Standard"/>
      <text:p text:style-name="P69">#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2">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69">#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69"># enable auto-discovery of other peer servers</text:p>
      <text:p text:style-name="Code_20_block">jppf.peer.discovery.enabled = true</text:p>
      <text:p text:style-name="P69"># specifiy both discovery and manually configured drivers</text:p>
      <text:p text:style-name="Code_20_block">jppf.peerss = <text:span text:style-name="T12">jppf_discovery</text:span> server_1</text:p>
      <text:p text:style-name="P69"># connection to server_1</text:p>
      <text:p text:style-name="Code_20_block"><text:span text:style-name="T34">jppf.peer.server_1.server.host = host_1</text:span><text:span text:style-name="T26"><text:line-break/></text:span><text:span text:style-name="T34">jppf.peer.server_1.server.port = 11111</text:span></text:p>
      <text:list xml:id="list32665394" text:continue-list="list32660776"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69"># Enable or disable management of this server</text:p>
      <text:p text:style-name="Code_20_block">jppf.management.enabled = true</text:p>
      <text:p text:style-name="P1"/>
      <text:p text:style-name="P1">When management is enabled, the following properties must be defined:</text:p>
      <text:p text:style-name="P1"/>
      <text:p text:style-name="P69"># JMX management host IP address. If not specified (recommended), the first non-local</text:p>
      <text:p text:style-name="P69">#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text:soft-page-break/>Let's see in more details the usage of each of these properties:</text:p>
      <text:p text:style-name="P1"/>
      <text:list xml:id="list32665282" text:continue-list="list32638178" text:style-name="List_20_1">
        <text:list-item>
          <text:p text:style-name="P120"><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20">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0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2656332" text:continue-list="list32665394"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32644075" text:continue-list="list32665282" text:style-name="List_20_1">
        <text:list-item>
          <text:p text:style-name="P120">“manual” : each bundle has a fixed number of tasks, meaning that each will receive at most this number of tasks</text:p>
        </text:list-item>
        <text:list-item>
          <text:p text:style-name="P120">“autotuned” : adaptive heuristic algorithm based on the <text:a xlink:type="simple" xlink:href="http://en.wikipedia.org/wiki/Monte_Carlo_method">Monte Carlo</text:a> algorithm</text:p>
        </text:list-item>
        <text:list-item>
          <text:p text:style-name="P120">“proportional” : an adaptive deterministic algorithm based on the contribution of each node to the overall mean task execution time</text:p>
        </text:list-item>
        <text:list-item>
          <text:p text:style-name="P120">“rl” : adaptive algorithm based on an artificial intelligence technique called “<text:a xlink:type="simple" xlink:href="http://en.wikipedia.org/wiki/Reinforcement_learning">reinforcement learning</text:a>”</text:p>
        </text:list-item>
        <text:list-item>
          <text:p text:style-name="P120">“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1">profile</text:span> = &lt;profile_name&gt;</text:p>
      <text:p text:style-name="Code_20_block"/>
      <text:p text:style-name="P87">jppf.load.balancing.<text:span text:style-name="T41">profile</text:span>.&lt;profile_name&gt;.&lt;parameter_1&gt; = &lt;value_1&gt;</text:p>
      <text:p text:style-name="Code_20_block">...</text:p>
      <text:p text:style-name="P87">jppf.load.balancing.<text:span text:style-name="T41">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2">profile</text:span></text:span>. It is also possible to mix, in a single profile, the parameters for multiple algorithms, however it is not recommended, as there may be name collisions.</text:p>
      <text:p text:style-name="P1"/>
      <text:p text:style-name="P1"/>
      <text:p text:style-name="P111">To illustrate this, we will give a sample profile for each of the predefined algorithms:</text:p>
      <text:p text:style-name="P1"/>
      <text:p text:style-name="P13">“manual” algorithm</text:p>
      <text:p text:style-name="P1"/>
      <text:p text:style-name="Code_20_block"><text:span text:style-name="T26"># algorithm name</text:span><text:line-break/>jppf.load.balancing.algorithm = manual<text:line-break/><text:line-break/><text:span text:style-name="T26"># name of the set of parameter values or profile for the algorithm</text:span><text:line-break/>jppf.load.balancing.<text:span text:style-name="T40">profile</text:span> = manual_profile<text:line-break/><text:line-break/><text:span text:style-name="T26"># "manual" profile</text:span><text:line-break/>strategy.manual_profile.size = 1</text:p>
      <text:p text:style-name="P18"/>
      <text:p text:style-name="P14">“autotuned” algorithm</text:p>
      <text:p text:style-name="P18"/>
      <text:p text:style-name="P69"># algorithm name</text:p>
      <text:p text:style-name="Code_20_block">jppf.load.balancing.algorithm = autotuned</text:p>
      <text:p text:style-name="Code_20_block"/>
      <text:p text:style-name="P69"># name of the set of parameter values or profile for the algorithm</text:p>
      <text:p text:style-name="Code_20_block">jppf.load.balancing.<text:span text:style-name="T40">profile</text:span> = autotuned_profile</text:p>
      <text:p text:style-name="Code_20_block"/>
      <text:p text:style-name="P69"># "autotuned" profile</text:p>
      <text:p text:style-name="P86">jppf.load.balancing.<text:span text:style-name="T40">profile</text:span>.autotuned_profile.size = 5</text:p>
      <text:p text:style-name="P86">jppf.load.balancing.<text:span text:style-name="T40">profile</text:span>.autotuned_profile.minSamplesToAnalyse = 100</text:p>
      <text:p text:style-name="P86">jppf.load.balancing.<text:span text:style-name="T40">profile</text:span>.autotuned_profile.minSamplesToCheckConvergence = 50</text:p>
      <text:p text:style-name="P86">jppf.load.balancing.<text:span text:style-name="T40">profile</text:span>.autotuned_profile.maxDeviation = 0.2</text:p>
      <text:p text:style-name="P86">jppf.load.balancing.<text:span text:style-name="T40">profile</text:span>.autotuned_profile.maxGuessToStable = 50</text:p>
      <text:p text:style-name="P86">jppf.load.balancing.<text:span text:style-name="T40">profile</text:span>.autotuned_profile.sizeRatioDeviation = 1.5</text:p>
      <text:p text:style-name="P86">jppf.load.balancing.<text:span text:style-name="T40">profile</text:span>.autotuned_profile.decreaseRatio = 0.2</text:p>
      <text:p text:style-name="P14"/>
      <text:p text:style-name="P14">“proportional” algorithm</text:p>
      <text:p text:style-name="P18"/>
      <text:p text:style-name="P69"># algorithm name</text:p>
      <text:p text:style-name="Code_20_block">jppf.load.balancing.algorithm = proportional</text:p>
      <text:p text:style-name="Code_20_block"/>
      <text:p text:style-name="P69"># name of the set of parameter values or profile for the algorithm</text:p>
      <text:p text:style-name="Code_20_block">jppf.load.balancing.<text:span text:style-name="T40">profile</text:span> = proportional_profile</text:p>
      <text:p text:style-name="Code_20_block"/>
      <text:p text:style-name="P69"># "proportional" profile</text:p>
      <text:p text:style-name="P86">jppf.load.balancing.<text:span text:style-name="T40">profile</text:span>.proportional_profile.initialSize = 5</text:p>
      <text:p text:style-name="P86">jppf.load.balancing.<text:span text:style-name="T40">profile</text:span>.proportional_profile.performanceCacheSize = 1000</text:p>
      <text:p text:style-name="P86">jppf.load.balancing.<text:span text:style-name="T40">profile</text:span>.proportional_profile.proportionalityFactor = 1</text:p>
      <text:p text:style-name="P14"/>
      <text:p text:style-name="P14">“rl” algorithm</text:p>
      <text:p text:style-name="P18"/>
      <text:p text:style-name="P69"># algorithm name</text:p>
      <text:p text:style-name="Code_20_block">jppf.load.balancing.algorithm = rl</text:p>
      <text:p text:style-name="Code_20_block"/>
      <text:p text:style-name="P69"># name of the set of parameter values or profile for the algorithm</text:p>
      <text:p text:style-name="Code_20_block">jppf.load.balancing.<text:span text:style-name="T40">profile</text:span> = rl_profile</text:p>
      <text:p text:style-name="Code_20_block"/>
      <text:p text:style-name="P69"># "rl" profile</text:p>
      <text:p text:style-name="P86">jppf.load.balancing.<text:span text:style-name="T40">profile</text:span>.rl_profile.performanceCacheSize = 3000</text:p>
      <text:p text:style-name="P86">jppf.load.balancing.<text:span text:style-name="T40">profile</text:span>.rl_profile.performanceVariationThreshold = 0.001</text:p>
      <text:p text:style-name="P37"/>
      <text:p text:style-name="P13">“nodethreads” algorithm</text:p>
      <text:p text:style-name="P1"/>
      <text:p text:style-name="Code_20_block"><text:span text:style-name="T26"># algorithm name</text:span><text:line-break/>jppf.load.balancing.algorithm = nodethreads<text:line-break/><text:line-break/><text:span text:style-name="T26"># name of the set of parameter values or profile for the algorithm</text:span></text:p>
      <text:p text:style-name="Code_20_block">jppf.load.balancing.<text:span text:style-name="T40">profile</text:span> = nodethreads_profile</text:p>
      <text:p text:style-name="Code_20_block"/>
      <text:p text:style-name="P69"># means that multiplicator * nbThreads tasks will be sent to each node</text:p>
      <text:p text:style-name="P86">jppf.load.balancing.<text:span text:style-name="T40">profile</text:span>.nodethreads_profile.multiplicator = 1</text:p>
      <text:p text:style-name="P37"/>
      <text:list xml:id="list32654987" text:continue-list="list32656332" text:style-name="Outline">
        <text:list-item>
          <text:list>
            <text:list-item>
              <text:list>
                <text:list-item>
                  <text:h text:style-name="P14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2654255" text:continue-list="list32644075" text:style-name="List_20_1">
        <text:list-item>
          <text:p text:style-name="P115">location of jppf configuration (<text:span text:style-name="Code_20_char">-Djppf.config</text:span> or <text:span text:style-name="Code_20_char">-Djppf.config.plugin</text:span>)</text:p>
        </text:list-item>
        <text:list-item>
          <text:p text:style-name="P115">current directory</text:p>
        </text:list-item>
        <text:list-item>
          <text:p text:style-name="P115">environment variables</text:p>
        </text:list-item>
        <text:list-item>
          <text:p text:style-name="P115">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32648053" text:continue-list="list3265498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32642049" text:continue-list="list32654255" text:style-name="List_20_1">
        <text:list-item>
          <text:p text:style-name="P120">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120">for the same reason, the SSL configuration does not apply to a local node</text:p>
        </text:list-item>
      </text:list>
      <text:list xml:id="list32637555" text:continue-list="list32648053"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2663500" text:continue-list="list32642049" text:style-name="List_20_1">
        <text:list-item>
          <text:p text:style-name="P120">the node establishes a specific connection to the server, dedicated to failure detection</text:p>
        </text:list-item>
        <text:list-item>
          <text:p text:style-name="P120">at connection time, a handshake protocol takes place, where the node communicates a unique id (UUID) to the server, that can be correlated to other connections for this node (i.e. job server and distributed class loader)</text:p>
        </text:list-item>
        <text:list-item>
          <text:p text:style-name="P120">at regular intervals (heartbeats), the server will send a very short message to the node, which it expects the node to acknowledge by sending a short response of its own</text:p>
        </text:list-item>
        <text:list-item>
          <text:p text:style-name="P120">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1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9"># Enable recovery from hardware failures on the nodes.</text:p>
      <text:p text:style-name="P69"># Default value is false (disabled).</text:p>
      <text:p text:style-name="Code_20_block">jppf.recovery.enabled = false</text:p>
      <text:p text:style-name="P69"># Maximum number of attempts to get a response form the node before the</text:p>
      <text:p text:style-name="P69"># connection is considered broken. Default value is 3.</text:p>
      <text:p text:style-name="Code_20_block">jppf.recovery.max.retries = 3</text:p>
      <text:p text:style-name="P69"># Maximum time in milliseconds allowed for each attempt to get a response</text:p>
      <text:p text:style-name="P69"># from the node. Default value is 6000 (6 seconds).</text:p>
      <text:p text:style-name="Code_20_block">jppf.recovery.read.timeout = 3000</text:p>
      <text:p text:style-name="P69"># Dedicated port number for the detection of node failure.</text:p>
      <text:p text:style-name="P69"># Default value is 22222.</text:p>
      <text:p text:style-name="Code_20_block">jppf.recovery.server.port = 22222</text:p>
      <text:p text:style-name="P69"># Interval in milliseconds between two runs of the connection reaper.</text:p>
      <text:p text:style-name="P69"># Default value is 60000 (1 minute).</text:p>
      <text:p text:style-name="Code_20_block">jppf.recovery.reaper.run.interval = 60000</text:p>
      <text:p text:style-name="P69"># Number of threads allocated to the reaper.</text:p>
      <text:p text:style-name="P69"># Default value is the number of available CPUs.</text:p>
      <text:p text:style-name="Code_20_block">jppf.recovery.reaper.pool.size = 8</text:p>
      <text:p text:style-name="Standard"/>
      <text:p text:style-name="Standard"/>
      <text:p text:style-name="P113"><text:span text:style-name="T23">Important note</text:span><text:span text:style-name="T62">: </text:span><text:span text:style-name="T4">given the implementation of this mechanism, you must be careful to keep some consistency between the server and node settings. As a general rule of thumb, the settings should always </text:span><text:span text:style-name="T5">satisfy</text:span><text:span text:style-name="T4"> the following constraint:</text:span></text:p>
      <text:p text:style-name="Code_20_block"><text:span text:style-name="Code_20_char"><text:span text:style-name="T33">serverReaperInterval &lt; nodeMaxRetries * nodeTimeout</text:span></text:span></text:p>
      <text:p text:style-name="P114"><text:span text:style-name="T62">This </text:span><text:span text:style-name="T63">rule </text:span><text:span text:style-name="T62">applies between any server and node, as well as between any two servers if you enabled communication between servers </text:span><text:span text:style-name="T65">in your configuration</text:span><text:span text:style-name="T62">.</text:spa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32664292" text:continue-list="list32637555" text:style-name="Outline">
        <text:list-item>
          <text:list>
            <text:list-item>
              <text:list>
                <text:list-item>
                  <text:h text:style-name="Heading_20_3" text:outline-level="3">Parallel I/O</text:h>
                </text:list-item>
              </text:list>
            </text:list-item>
          </text:list>
        </text:list-item>
      </text:list>
      <text:p text:style-name="P1">The JPPF driver uses <text:span text:style-name="T64">several</text:span> pools of threads to perform network I/O with the nodes, <text:span text:style-name="T64">clients and other drivers</text:span> in parallel. There is a single configuration property that specifies the size of each of these pools:</text:p>
      <text:p text:style-name="P1"/>
      <text:p text:style-name="Code_20_block"><text:s text:c="2"/><text:span text:style-name="T58">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2651431" text:continue-numbering="true" text:style-name="Outline">
        <text:list-item>
          <text:list>
            <text:list-item>
              <text:list>
                <text:list-item>
                  <text:h text:style-name="P136" text:outline-level="3">Redirecting the console output</text:h>
                </text:list-item>
              </text:list>
            </text:list-item>
          </text:list>
        </text:list-item>
      </text:list>
      <text:p text:style-name="P4"><text:span text:style-name="T72">In some situations, it might be desirable to redirect the standard and error output of the driver, that is, the output of System.out and System.err, to </text:span><text:span text:style-name="T73">files. This can be accomplished with the following properties:</text:span></text:p>
      <text:p text:style-name="P1"/>
      <text:p text:style-name="P77"># file on the file system where System.out is redirected</text:p>
      <text:p text:style-name="P101">jppf.redirect.out = /some/path/someFile.out.log</text:p>
      <text:p text:style-name="P77"># whether to append to an existing file or to create a new one</text:p>
      <text:p text:style-name="P101">jppf.redirect.out.append = false</text:p>
      <text:p text:style-name="P101"/>
      <text:p text:style-name="P77"># file on the file system where System.err is redirected</text:p>
      <text:p text:style-name="P101">jppf.redirect.err = /some/path/someFile.err.log</text:p>
      <text:p text:style-name="P77"># whether to append to an existing file or to create a new one</text:p>
      <text:p text:style-name="P101">jppf.redirect.err.append = false</text:p>
      <text:p text:style-name="P53"/>
      <text:p text:style-name="P5"><text:span text:style-name="T74">By default, a new file is created each time the driver is started, unless “jppf.redirect.out.append = true” or “jppf.redirect.err.append = true” are specified. </text:span><text:span text:style-name="T76">If a file path is not specified, then the corresponding output is not redirected.</text:span></text:p>
      <text:list xml:id="list32651501" text:continue-numbering="true" text:style-name="Outline">
        <text:list-item>
          <text:list>
            <text:list-item>
              <text:h text:style-name="P131"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69"># IPv4 address inclusion patterns</text:p>
      <text:p text:style-name="Code_20_block">jppf.discovery.include.ipv4 = </text:p>
      <text:p text:style-name="P69"># IPv4 address exclusion patterns</text:p>
      <text:p text:style-name="Code_20_block">jppf.discovery.exclude.ipv4 = </text:p>
      <text:p text:style-name="P69"># IPv6 address inclusion patterns</text:p>
      <text:p text:style-name="Code_20_block">jppf.discovery.include.ipv6 = </text:p>
      <text:p text:style-name="P69">#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5.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index.html?org/jppf/net/IPv4AddressPattern.html">IPv4AddressPattern</text:a>, and to <text:a xlink:type="simple" xlink:href="http://www.jppf.org/api/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jppf.discovery.include.ipv4 = 192.168.1.0-99</text:p>
      <text:list xml:id="list32665447" text:continue-numbering="true" text:style-name="Outline">
        <text:list-item>
          <text:list>
            <text:list-item>
              <text:list>
                <text:list-item>
                  <text:h text:style-name="Heading_20_3" text:outline-level="3"><text:bookmark-start text:name="__RefHeading__24354852"/>Manual <text:span text:style-name="T8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69"># IP address or host name of the server</text:p>
      <text:p text:style-name="Code_20_block">jppf.server.host = my_host</text:p>
      <text:p text:style-name="P69"># JPPF server port</text:p>
      <text:p text:style-name="Code_20_block">jppf.<text:span text:style-name="T97">node</text:span>.server.port = 11111</text:p>
      <text:p text:style-name="Standard"/>
      <text:p text:style-name="P130">Not defining these properties is equivalent to assigning them their default value (i.e. “localhost” for the host address, 11111 <text:span text:style-name="T98">or 11143 </text:span>for the port number, <text:span text:style-name="T98">depending on whether SSL is disabled or enabled, respectively</text:span>). </text:p>
      <text:p text:style-name="P1"/>
      <text:list xml:id="list32639560" text:continue-numbering="true" text:style-name="Outline">
        <text:list-item>
          <text:list>
            <text:list-item>
              <text:list>
                <text:list-item>
                  <text:h text:style-name="Heading_20_3" text:outline-level="3"><text:soft-page-break/>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69"># Enable or disable management of this node</text:p>
      <text:p text:style-name="Code_20_block">jppf.management.enabled = true</text:p>
      <text:p text:style-name="P1"/>
      <text:p text:style-name="P1">When management is enabled, the following properties must be defined:</text:p>
      <text:p text:style-name="P1"/>
      <text:p text:style-name="P69"># JMX management host IP address. If not specified (recommended), the first non-local</text:p>
      <text:p text:style-name="P69">#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text:span text:style-name="T99">node</text:span>.management.port = 11198</text:p>
      <text:p text:style-name="P1"/>
      <text:p text:style-name="P1">These properties have the same meaning and usage as for a server, as described in the <text:a xlink:type="simple" xlink:href="#1.3.5.JMX management configuration|outline">driver JMX configuration section</text:a>.</text:p>
      <text:p text:style-name="P1"/>
      <text:p text:style-name="P121"><text:span text:style-name="T99">Note that, as of JPPF versions 4.1.2 </text:span><text:span text:style-name="T100">and</text:span><text:span text:style-name="T99"> 4.2, the configuration property name for the management port has changed. If the new name is not </text:span><text:span text:style-name="T101">specified</text:span><text:span text:style-name="T99">, JPPF will still lookup the old name “</text:span><text:span text:style-name="Code_20_char"><text:span text:style-name="T99">jppf.management.port</text:span></text:span><text:span text:style-name="T99">” to ensure backward-compatibility </text:span><text:span text:style-name="T101">for existing configuration files</text:span><text:span text:style-name="T99">.</text:span></text:p>
      <text:list xml:id="list326415791"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pan text:style-name="T26"># number of seconds before the first reconnection attempt</text:span><text:line-break/><text:span text:style-name="T59">jppf.</text:span>reconnect.initial.delay = 1<text:line-break/><text:span text:style-name="T26"># time after which the system stops trying to reconnect, in seconds</text:span><text:line-break/><text:span text:style-name="T26"># a value of zero or less means it never stops</text:span></text:p>
      <text:p text:style-name="P94"><text:span text:style-name="T59">jppf.</text:span>reconnect.max.time = 60<text:line-break/><text:span text:style-name="T26"># time between two connection attempts, in seconds</text:span><text:line-break/><text:span text:style-name="T59">jppf.</text:span>reconnect.interval = 1</text:p>
      <text:p text:style-name="P18"/>
      <text:p text:style-name="P18">With these values, we have configured the recovery mechanism such that it will attempt to reconnect to the server after a 1 second delay, for 60 seconds and with connection attemps at 1 second intervals.</text:p>
      <text:list xml:id="list32634532"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18"/>
      <text:list xml:id="list32637901" text:continue-list="list32663500" text:style-name="List_20_1">
        <text:list-item>
          <text:p text:style-name="P127">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27">during this maximum time, it will make multiple attempts to connect to the same driver. This covers the case when the driver is restarted in the mean time.</text:p>
        </text:list-item>
        <text:list-item>
          <text:p text:style-name="P127">after this maximum time has elapsed, it will attempt to auto-discover another driver, during a maximum time, specified via the configuration property "<text:span text:style-name="Code_20_char">jppf.discovery.timeout</text:span>" (in milliseconds)</text:p>
        </text:list-item>
        <text:list-item>
          <text:p text:style-name="P127">if the node still fails to reconnect after this timeout has expired, it will fall back to the driver manually specified in the node's configuration file</text:p>
        </text:list-item>
        <text:list-item>
          <text:p text:style-name="P127">the cycle starts again</text:p>
        </text:list-item>
      </text:list>
      <text:list xml:id="list32661448" text:continue-list="list32634532" text:style-name="Outline">
        <text:list-item>
          <text:list>
            <text:list-item>
              <text:list>
                <text:list-item>
                  <text:h text:style-name="Heading_20_3" text:outline-level="3">Recovery from hardware failures</text:h>
                </text:list-item>
              </text:list>
            </text:list-item>
          </text:list>
        </text:list-item>
      </text:list>
      <text:p text:style-name="P18">The mechanism to recover from hardwaire failure has its counterpart on each node, which works as follows:</text:p>
      <text:p text:style-name="P1"/>
      <text:list xml:id="list32663523" text:continue-list="list32637901" text:style-name="List_20_1">
        <text:list-item>
          <text:p text:style-name="P120">the node establishes a specific connection to the server, dedicated to failure detection</text:p>
        </text:list-item>
        <text:list-item>
          <text:p text:style-name="P120">at connection time, a handshake takes place, where the node communicates a unique id (UUID) to the server</text:p>
        </text:list-item>
        <text:list-item>
          <text:p text:style-name="P120">the node will then attempt to get a message from the server (“check” message).</text:p>
        </text:list-item>
        <text:list-item>
          <text:p text:style-name="P120">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18"><text:soft-page-break/></text:p>
      <text:p text:style-name="P18">The following configuration properties are those required by the nodes' hardware failure recovery mechanism implemented by the server:</text:p>
      <text:p text:style-name="P18"/>
      <text:p text:style-name="P69"># Enable recovery from hardware failures on the node. Default is false (disabled).</text:p>
      <text:p text:style-name="Code_20_block">jppf.recovery.enabled = false</text:p>
      <text:p text:style-name="Code_20_block"/>
      <text:p text:style-name="P69"># Dedicated port number for the detection of node failure, must be the same as</text:p>
      <text:p text:style-name="P69"># the value specified in the server configuration. Default value is 22222.</text:p>
      <text:p text:style-name="Code_20_block">jppf.recovery.server.port = 22222</text:p>
      <text:p text:style-name="Code_20_block"><text:s text:c="2"/></text:p>
      <text:p text:style-name="P69"># Maximum number of attempts to get a message from the server before the</text:p>
      <text:p text:style-name="P69"># connection is considered broken. Default value is 2.</text:p>
      <text:p text:style-name="Code_20_block">jppf.recovery.max.retries = 2</text:p>
      <text:p text:style-name="Code_20_block"><text:s text:c="2"/></text:p>
      <text:p text:style-name="P69"># Maximum time in milliseconds allowed for each attempt to get a message</text:p>
      <text:p text:style-name="P69"># from the server. Default value is 60000 (1 minute).</text:p>
      <text:p text:style-name="Code_20_block">jppf.recovery.read.timeout = 60000</text:p>
      <text:p text:style-name="Standard"/>
      <text:p text:style-name="P3"><text:span text:style-name="T23">Important note</text:span><text:span text:style-name="T62">: </text:span><text:span text:style-name="T4">given the implementation of this mechanism, you must be careful to keep some consistency between the server and node settings. As a general rule of thumb, the settings should always respect the following constraint:</text:span></text:p>
      <text:p text:style-name="P96"><text:span text:style-name="Code_20_char"><text:span text:style-name="T33">serverReaperInterval &lt; nodeMaxRetries * nodeTimeout</text:span></text:span></text:p>
      <text:p text:style-name="P38"><text:span text:style-name="T62">This </text:span><text:span text:style-name="T63">rule </text:span><text:span text:style-name="T62">applies between any server and node, as well as between any two servers if you enabled communication between servers.</text:span></text:p>
      <text:p text:style-name="P16"/>
      <text:p text:style-name="Standard"><text:span text:style-name="T19">Note</text:span>: <text:span text:style-name="T1">if server discovery is active for a node, then the port number specified for the driver will override the one specified in the node's configuration</text:span>.</text:p>
      <text:list xml:id="list32655392" text:continue-list="list32661448" text:style-name="Outline">
        <text:list-item>
          <text:list>
            <text:list-item>
              <text:list>
                <text:list-item>
                  <text:h text:style-name="Heading_20_3" text:outline-level="3">Processing threads</text:h>
                </text:list-item>
              </text:list>
            </text:list-item>
          </text:list>
        </text:list-item>
      </text:list>
      <text:p text:style-name="P18">A node can process multiple tasks concurrently, using a pool of threads. The size of this pool is configured as follows:</text:p>
      <text:p text:style-name="P18"/>
      <text:p text:style-name="Code_20_block"><text:span text:style-name="T26"># number of threads running tasks in this node</text:span><text:line-break/><text:span text:style-name="T60">jppf.</text:span>processing.threads = 4</text:p>
      <text:p text:style-name="Standard"/>
      <text:p text:style-name="Standard">If this property is not defined, its value defaults to the number of processors or cores available to the JVM.</text:p>
      <text:list xml:id="list32642992" text:continue-numbering="true" text:style-name="Outline">
        <text:list-item>
          <text:list>
            <text:list-item>
              <text:list>
                <text:list-item>
                  <text:h text:style-name="Heading_20_3" text:outline-level="3">Node process configuration</text:h>
                </text:list-item>
              </text:list>
            </text:list-item>
          </text:list>
        </text:list-item>
      </text:list>
      <text:p text:style-name="P107">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3263958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32651191" text:continue-list="list32663523" text:style-name="List_20_1">
        <text:list-item>
          <text:p text:style-name="P120">if too many classes are loaded, the space reserved to the class definitions (permanent generation in Oracle JDK) will fill up and cause an “OutOfMemoryError: PermGen space”</text:p>
        </text:list-item>
        <text:list-item>
          <text:p text:style-name="P120">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ext:soft-page-break/>The default value for this property is 50, and the value must be at least equal to 1.</text:p>
      <text:list xml:id="list32662335" text:continue-list="list32639580" text:style-name="Outline">
        <text:list-item>
          <text:list>
            <text:list-item>
              <text:list>
                <text:list-item>
                  <text:h text:style-name="P137" text:outline-level="3">Class loader resources cache</text:h>
                </text:list-item>
              </text:list>
            </text:list-item>
          </text:list>
        </text:list-item>
      </text:list>
      <text:p text:style-name="P2"><text:span text:style-name="T37">To avoid uncessary network round trips, </text:span><text:span text:style-name="T38">the node class loaders </text:span><text:span text:style-name="T66">can </text:span><text:span text:style-name="T38">store locally the resources found in their extended classpath </text:span><text:span text:style-name="T39">when</text:span><text:span text:style-name="T38"> one of their </text:span><text:span text:style-name="T39">methods</text:span><text:span text:style-name="T38"> </text:span><text:span text:style-name="Code_20_char"><text:span text:style-name="T38">getResourceAsStream()</text:span></text:span><text:span text:style-name="T38">, </text:span><text:span text:style-name="Code_20_char"><text:span text:style-name="T38">getResource(),</text:span></text:span><text:span text:style-name="T38"> </text:span><text:span text:style-name="Code_20_char"><text:span text:style-name="T38">getResources()</text:span></text:span><text:span text:style-name="T38"> </text:span><text:span text:style-name="T39">or </text:span><text:span text:style-name="Code_20_char"><text:span text:style-name="T39">getMultipleResources()</text:span></text:span><text:span text:style-name="T39"> is called. </text:span><text:span text:style-name="T66">This cache is enabled by default and t</text:span><text:span text:style-name="T38">he type of storage and location of the file-persisted cache can be configured as follows:</text:span></text:p>
      <text:p text:style-name="P22"/>
      <text:p text:style-name="P97"><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85">jppf.resource.cache.<text:span text:style-name="T66">enabled</text:span> = <text:span text:style-name="T66">true</text:span></text:p>
      <text:p text:style-name="P97"><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84">jppf.resource.cache.storage = file</text:p>
      <text:p text:style-name="P73"># root location of the file-persisted caches</text:p>
      <text:p text:style-name="P83">jppf.resource.cache.dir = some_directory</text:p>
      <text:p text:style-name="P22"/>
      <text:p text:style-name="P23">When “file” persistence is configured, the node will fall back to memory persistence if the resource cannot be saved to the file system for any reason. This could happen, for instance, when the file system runs out of space.</text:p>
      <text:p text:style-name="P23"/>
      <text:p text:style-name="P24">For more details, please refer to the “Class Loading In JPPF &gt; Local caching of network resources” section of this documentation.</text:p>
      <text:list xml:id="list32651981"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69">// permission to read, write, delete node log file in current directory</text:p>
      <text:p text:style-name="Code_20_block">permission java.io.FilePermission "${user.dir}/jppf-node.log", "read,write,delete";</text:p>
      <text:p text:style-name="P69">// permission to read all log4j system properties</text:p>
      <text:p text:style-name="Code_20_block">permission java.util.PropertyPermission "log4j.*", "read";</text:p>
      <text:p text:style-name="P69">//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69">#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32638689" text:continue-numbering="true" text:style-name="Outline">
        <text:list-item>
          <text:list>
            <text:list-item>
              <text:list>
                <text:list-item>
                  <text:h text:style-name="P138" text:outline-level="3">Offline mode</text:h>
                </text:list-item>
              </text:list>
            </text:list-item>
          </text:list>
        </text:list-item>
      </text:list>
      <text:p text:style-name="P33"><text:span text:style-name="T55">A node can be configured to run in “offline” mode. </text:span><text:span text:style-name="T56">I</text:span><text:span text:style-name="T55">n this mode, there will be no class loader connection to the server (and thus no distributed dynamic class loading will occur), and remote management via JMX is disabled. For more details on this mode, please read the documentation section </text:span><text:span text:style-name="T15">Deployment </text:span><text:span text:style-name="T16">and run </text:span><text:span text:style-name="T15">modes &gt; Offline nodes</text:span><text:span text:style-name="T55">.</text:span></text:p>
      <text:p text:style-name="P35"/>
      <text:p text:style-name="P35">To turn on the offline mode:</text:p>
      <text:p text:style-name="P33"/>
      <text:p text:style-name="P76"># set the offline mode (false by default)</text:p>
      <text:p text:style-name="P100">jppf.node.offline = true</text:p>
      <text:p text:style-name="P34"/>
      <text:list xml:id="list32655071" text:continue-numbering="true" text:style-name="Outline">
        <text:list-item>
          <text:list>
            <text:list-item>
              <text:list>
                <text:list-item>
                  <text:h text:style-name="P144" text:outline-level="3">Redirecting the console output</text:h>
                </text:list-item>
              </text:list>
            </text:list-item>
          </text:list>
        </text:list-item>
      </text:list>
      <text:p text:style-name="P6"><text:span text:style-name="T75">As for <text:s/>JPPF drivers,</text:span><text:span text:style-name="T72"> the output of System.out and System.err </text:span><text:span text:style-name="T75">of a node can be redirected</text:span><text:span text:style-name="T72"> to </text:span><text:span text:style-name="T73">files. This can be accomplished with the following properties:</text:span></text:p>
      <text:p text:style-name="P6"/>
      <text:p text:style-name="P78"># file on the file system where System.out is redirected</text:p>
      <text:p text:style-name="P102">jppf.redirect.out = /some/path/someFile.out.log</text:p>
      <text:p text:style-name="P78"># whether to append to an existing file or to create a new one</text:p>
      <text:p text:style-name="P102">jppf.redirect.out.append = false</text:p>
      <text:p text:style-name="P102"/>
      <text:p text:style-name="P78"># file on the file system where System.err is redirected</text:p>
      <text:p text:style-name="P102">jppf.redirect.err = /some/path/someFile.err.log</text:p>
      <text:p text:style-name="P78"># whether to append to an existing file or to create a new one</text:p>
      <text:p text:style-name="P102">jppf.redirect.err.append = false</text:p>
      <text:p text:style-name="P54"/>
      <text:p text:style-name="P36"><text:span text:style-name="T74">By default, a new file is created each time the </text:span><text:span text:style-name="T75">node</text:span><text:span text:style-name="T74"> is started, unless “jppf.redirect.out.append = true” or “jppf.redirect.err.append = true” are specified. </text:span><text:span text:style-name="T76">If a file path is not specified, then the corresponding output is not redirected.</text:span></text:p>
      <text:list xml:id="list32638180" text:continue-numbering="true" text:style-name="Outline">
        <text:list-item>
          <text:list>
            <text:list-item>
              <text:h text:style-name="P131"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p>
      <text:p text:style-name="Code_20_block"><text:span text:style-name="T26"># UDP multicast port to which drivers broadcast their connection parameters</text:span><text:line-break/>jppf.discovery.port = 11111</text:p>
      <text:p text:style-name="Code_20_block"/>
      <text:p text:style-name="P69"># IPv4 address inclusion patterns</text:p>
      <text:p text:style-name="Code_20_block">jppf.discovery.include.ipv4 = </text:p>
      <text:p text:style-name="Code_20_block"/>
      <text:p text:style-name="P69"># IPv4 address exclusion patterns</text:p>
      <text:p text:style-name="Code_20_block">jppf.discovery.exclude.ipv4 = </text:p>
      <text:p text:style-name="Code_20_block"/>
      <text:p text:style-name="P69"># IPv6 address inclusion patterns</text:p>
      <text:p text:style-name="Code_20_block">jppf.discovery.include.ipv6 = </text:p>
      <text:p text:style-name="Code_20_block"/>
      <text:p text:style-name="P69">#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P69"># connection pool size for each discovered server; defaults to 1 (single connection)</text:p>
      <text:p text:style-name="Code_20_block">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2657612" text:continue-list="list32651191" text:style-name="List_20_1">
        <text:list-item>
          <text:p text:style-name="P115">if we defined <text:span text:style-name="Code_20_char">jppf.pool.size = 1</text:span>, the first discovered driver will have 1 connection named “driver-1”</text:p>
        </text:list-item>
        <text:list-item>
          <text:p text:style-name="P115">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5.1</text:bookmark-ref> for more details.</text:p>
      <text:p text:style-name="Standard"/>
      <text:p text:style-name="P11"><text:span text:style-name="T83">It is also possible to specify the priority of all discovered server connections, </text:span><text:span text:style-name="T82">so that </text:span><text:span text:style-name="T83">they</text:span><text:span text:style-name="T82"> will easily fit into a failover strategy defined via the </text:span><text:a xlink:type="simple" xlink:href="#1.6.2.Manual network configuration|outline"><text:span text:style-name="T82">manual network configuration</text:span></text:a><text:span text:style-name="T82">:</text:span></text:p>
      <text:p text:style-name="P60"/>
      <text:p text:style-name="P79"><text:span text:style-name="T82"># priority assigned to </text:span><text:span text:style-name="T86">all </text:span><text:span text:style-name="T83">auto-discovered connections; </text:span><text:span text:style-name="T84">defaults to 0</text:span></text:p>
      <text:p text:style-name="P81"># this is equivalent to "&lt;driver_name&gt;.jppf.priority" in manual network configuration</text:p>
      <text:p text:style-name="P103"><text:span text:style-name="T82">jppf.</text:span><text:span text:style-name="T84">discovery</text:span><text:span text:style-name="T82">.priority = 10</text:span></text:p>
      <text:p text:style-name="P20"/>
      <text:p text:style-name="P1">Additionally, <text:span text:style-name="T83">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69"># enable or disable multiple network interfaces for each driver</text:p>
      <text:p text:style-name="Code_20_block">jppf.pool.acceptMultipleInterfaces = false</text:p>
      <text:p text:style-name="Standard"/>
      <text:p text:style-name="P1">This property is set to <text:span text:style-name="Code_20_char">false</text:span> by default, meaning that only the first discovered interface for a driver will be taken into account.</text:p>
      <text:p text:style-name="P1"/>
      <text:list xml:id="list32643949" text:continue-list="list32638180" text:style-name="Outline">
        <text:list-item>
          <text:list>
            <text:list-item>
              <text:list>
                <text:list-item>
                  <text:h text:style-name="P14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69">#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2">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2">Connection pool size</text:p>
      <text:p text:style-name="Standard"/>
      <text:p text:style-name="P69">#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3"/>
      <text:p text:style-name="P13">Priority</text:p>
      <text:p text:style-name="Standard"/>
      <text:p text:style-name="P69"># assigned driver priority</text:p>
      <text:p text:style-name="Code_20_block">driver-1.<text:span text:style-name="T61">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0"/>
      <text:p text:style-name="P109"><text:span text:style-name="T32">Note</text:span><text:span text:style-name="T1">: </text:span><text:span text:style-name="T3">the failover based on connection priority will only work if used in conjunction with the </text:span><text:a xlink:type="simple" xlink:href="http://www.jppf.org/api/index.html?org/jppf/client/utils/ClientWithFailover.html"><text:span text:style-name="T3">ClientWithFailover</text:span></text:a><text:span text:style-name="T3"> API</text:span><text:span text:style-name="T1">.</text:span><text:span text:style-name="T3">See the section </text:span><text:span text:style-name="T14">Development guide &gt; The ClientWithFailover wrapper class</text:span><text:span text:style-name="T3"> for details.</text:span></text:p>
      <text:p text:style-name="P30"/>
      <text:p text:style-name="P12">Connection to the management server</text:p>
      <text:p text:style-name="Standard"/>
      <text:p text:style-name="P69"># management port for this driver</text:p>
      <text:p text:style-name="Code_20_block">driver-1.jppf.management.port = 11198</text:p>
      <text:p text:style-name="Standard"/>
      <text:p text:style-name="P9">This will allow direct access to the driver's JMX server using the client APIs, unless the client configuration property <text:span text:style-name="Code_20_char">jppf.management.enabled</text:span> is set to <text:span text:style-name="Code_20_char">false</text:span>.</text:p>
      <text:p text:style-name="P9"/>
      <text:p text:style-name="P10"><text:span text:style-name="T80">Note that this property is optional, since the JPPF client </text:span><text:span text:style-name="T81">fetches</text:span><text:span text:style-name="T80"> it from the JPPF driver during the communication handshake. It is thus recommended to leave it unspecified.</text:span></text:p>
      <text:list xml:id="list32649200"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69"># enable discovery</text:p>
      <text:p text:style-name="Code_20_block">jppf.discovery.enabled = true</text:p>
      <text:p text:style-name="P69"># specifiy both discovery and manually configured drivers</text:p>
      <text:p text:style-name="Code_20_block">jppf.drivers = <text:span text:style-name="T12">jppf_discovery</text:span> driver-1</text:p>
      <text:p text:style-name="P69"># host for this driver</text:p>
      <text:p text:style-name="Code_20_block">driver-1.jppf.server.host = my_host</text:p>
      <text:p text:style-name="P69"># port for this driver</text:p>
      <text:p text:style-name="Code_20_block">driver-1.jppf.server.port = 11111</text:p>
      <text:p text:style-name="Standard"/>
      <text:list xml:id="list32659178" text:continue-numbering="true" text:style-name="Outline">
        <text:list-item>
          <text:list>
            <text:list-item>
              <text:list>
                <text:list-item>
                  <text:h text:style-name="P145"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P95"><text:span text:style-name="T26"># number of seconds before the first reconnection attempt</text:span><text:line-break/><text:span text:style-name="T59">jppf.</text:span>reconnect.initial.delay = 1<text:line-break/><text:line-break/><text:span text:style-name="T26"># time after which the system stops trying to reconnect, in seconds</text:span><text:line-break/><text:span text:style-name="T26"># a value of zero or less means it never stops</text:span></text:p>
      <text:p text:style-name="P95"><text:span text:style-name="T59">jppf.</text:span>reconnect.max.time = 60<text:line-break/><text:line-break/><text:span text:style-name="T26"># time between two connection attempts, in seconds</text:span><text:line-break/><text:span text:style-name="T59">jppf.</text:span>reconnect.interval = 1</text:p>
      <text:p text:style-name="P18"/>
      <text:p text:style-name="P18">With these values, we have configured the recovery mechanism such that it will attempt to reconnect to the server after a 1 second delay, for 60 seconds and with connection attemps at 1 second intervals.</text:p>
      <text:list xml:id="list32649064"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7">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3264022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52">t</text:span> can also be used for local testing and debugging before <text:span text:style-name="T52">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18"/>
      <text:p text:style-name="P18">Local execution uses a pool of threads, whose size is configured as follows:</text:p>
      <text:p text:style-name="P18"/>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18"/>
      <text:p text:style-name="P19"><text:span text:style-name="T82">A priority can be assigned to the local executor, so that it will easily fit into a failover strategy defined via the </text:span><text:a xlink:type="simple" xlink:href="#1.6.2.Manual network configuration|outline"><text:span text:style-name="T82">manual network configuration</text:span></text:a><text:span text:style-name="T82">:</text:span></text:p>
      <text:p text:style-name="P61"/>
      <text:p text:style-name="P69"><text:span text:style-name="T82"># priority assigned to the local executor; </text:span><text:span text:style-name="T85">defaults to 0</text:span></text:p>
      <text:p text:style-name="P80"># this is equivalent to "&lt;driver_name&gt;.jppf.priority" in manual network configuration</text:p>
      <text:p text:style-name="P104">jppf.local.execution.priority = 10</text:p>
      <text:p text:style-name="P18"/>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69"># enable remote job execution; defaults to true</text:p>
      <text:p text:style-name="Code_20_block">jppf.remote.execution.enabled = false</text:p>
      <text:p text:style-name="Standard"/>
      <text:list xml:id="list32641555" text:continue-numbering="true" text:style-name="Outline">
        <text:list-item>
          <text:list>
            <text:list-item>
              <text:list>
                <text:list-item>
                  <text:h text:style-name="P14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P69"># name of the load balancing algorithm</text:p>
      <text:p text:style-name="Code_20_block">jppf.load.balancing.algorithm = proportional</text:p>
      <text:p text:style-name="P69"># name of the set of parameter values (aka profile) to use for the algorithm</text:p>
      <text:p text:style-name="Code_20_block">jppf.load.balancing.<text:span text:style-name="T53">profile</text:span> = test</text:p>
      <text:p text:style-name="P69"># "proportional" profile</text:p>
      <text:p text:style-name="P91">jppf.load.balancing.<text:span text:style-name="T53">profile</text:span>.test.performanceCacheSize = 2000</text:p>
      <text:p text:style-name="P91">jppf.load.balancing.<text:span text:style-name="T53">profile</text:span>.test.proportionalityFactor = 1</text:p>
      <text:p text:style-name="P91">jppf.load.balancing.<text:span text:style-name="T53">profile</text:span>.test.initialSize = 10</text:p>
      <text:p text:style-name="P91">jppf.load.balancing.<text:span text:style-name="T53">profile</text:span>.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32666204" text:continue-numbering="true" text:style-name="Outline">
        <text:list-item>
          <text:list>
            <text:list-item>
              <text:list>
                <text:list-item>
                  <text:h text:style-name="P139" text:outline-level="3">UI refresh intervals in the administration tool</text:h>
                </text:list-item>
              </text:list>
            </text:list-item>
          </text:list>
        </text:list-item>
      </text:list>
      <text:p text:style-name="P12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128"/>
      <text:p text:style-name="P146"># refresh interval for the statistcs panel in millis; defaults to 1000</text:p>
      <text:p text:style-name="P146"># this is the interval between 2 succesive stats requests to a driver via JMX</text:p>
      <text:p text:style-name="P147">jppf.admin.refresh.interval.stats = 1000</text:p>
      <text:p text:style-name="P147"/>
      <text:p text:style-name="P146"># refresh interval in millis for the topology panels: tree view and graph views</text:p>
      <text:p text:style-name="P146"># this is the interval between 2 successive runs of the task that refreshes the</text:p>
      <text:p text:style-name="P146"># topology via JMX requests; defaults to 1000</text:p>
      <text:p text:style-name="P147">jppf.admin.refresh.interval.topology = 1000</text:p>
      <text:p text:style-name="P147"/>
      <text:p text:style-name="P146"># refresh interval for the JVM health panel in millis; defaults to 3000</text:p>
      <text:p text:style-name="P146"># this is the interval between 2 successive runs of the task that refreshes</text:p>
      <text:p text:style-name="P146"># the JVM health via JMX requests</text:p>
      <text:p text:style-name="P147">jppf.admin.refresh.interval.health = 3000</text:p>
      <text:p text:style-name="P147"/>
      <text:p text:style-name="P146"># UI refresh interval for the job data panel in millis; defaults to 33</text:p>
      <text:p text:style-name="P146"># this is the interval between 2 refreshes of the UI</text:p>
      <text:p text:style-name="P146"># from accumulated asynchronous JMX notifications</text:p>
      <text:p text:style-name="P147">jppf.gui.publish.period = 33</text:p>
      <text:p text:style-name="P128"/>
      <text:p text:style-name="P128"/>
      <text:list xml:id="list32663504" text:continue-numbering="true" text:style-name="Outline">
        <text:list-item>
          <text:list>
            <text:list-item>
              <text:h text:style-name="P133" text:outline-level="2">Putting it all together</text:h>
            </text:list-item>
          </text:list>
        </text:list-item>
      </text:list>
      <text:p text:style-name="P55"/>
      <text:p text:style-name="P7"><text:span text:style-name="T77">After seeing all the configuration details for the JPPF components, we would like to take a step back and have a look at the big picture of what the configuration is about: </text:span><text:span text:style-name="T18">defining a JPPF grid topology the way we want it</text:span><text:span text:style-name="T77">.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32658108" text:continue-numbering="true" text:style-name="Outline">
        <text:list-item>
          <text:list>
            <text:list-item>
              <text:list>
                <text:list-item>
                  <text:h text:style-name="P140" text:outline-level="3">Defining a topology</text:h>
                </text:list-item>
              </text:list>
            </text:list-item>
          </text:list>
        </text:list-item>
      </text:list>
      <text:p text:style-name="P56">Here is the JPPF topology we want to achieve:</text:p>
      <text:p text:style-name="P56"/>
      <text:p text:style-name="P56"><draw:frame draw:style-name="fr1" draw:name="graphics3" text:anchor-type="as-char" svg:width="4.4374in" svg:height="2.4583in" draw:z-index="2"><draw:image xlink:href="Pictures/10000000000001AA000000ECFD648210.gif" xlink:type="simple" xlink:show="embed" xlink:actuate="onLoad"/></draw:frame></text:p>
      <text:p text:style-name="P56">Let's state plainly the components involved and their relationships:</text:p>
      <text:list xml:id="list32654741" text:continue-list="list32657612" text:style-name="List_20_1">
        <text:list-item>
          <text:p text:style-name="P129">there are one client, two servers (server1 and server2) and two nodes (node1 and node2)</text:p>
        </text:list-item>
        <text:list-item>
          <text:p text:style-name="P129">the client is connected to both servers</text:p>
        </text:list-item>
        <text:list-item>
          <text:p text:style-name="P129">each server is connected to the other server</text:p>
        </text:list-item>
        <text:list-item>
          <text:p text:style-name="P129">node1 is connected to server1</text:p>
        </text:list-item>
        <text:list-item>
          <text:p text:style-name="P129">node2 is connected to server2</text:p>
        </text:list-item>
      </text:list>
      <text:p text:style-name="P56"/>
      <text:p text:style-name="P8"><text:span text:style-name="T78">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text:span><text:span text:style-name="T79">0</text:span><text:span text:style-name="T78">.1.10.1 and server2 on a machine with the IP address 1</text:span><text:span text:style-name="T79">0</text:span><text:span text:style-name="T78">.1.10.2. T</text:span><text:span text:style-name="T79">h</text:span><text:span text:style-name="T78">ey also listen on port</text:span><text:span text:style-name="T79">s</text:span><text:span text:style-name="T78"> 11111 and 11112, respectively.</text:span></text:p>
      <text:list xml:id="list32657896" text:continue-list="list32658108" text:style-name="Outline">
        <text:list-item>
          <text:list>
            <text:list-item>
              <text:list>
                <text:list-item>
                  <text:h text:style-name="P141" text:outline-level="3">Automatic discovery of the topology</text:h>
                </text:list-item>
              </text:list>
            </text:list-item>
          </text:list>
        </text:list-item>
      </text:list>
      <text:p text:style-name="P57"><draw:frame draw:style-name="fr1" draw:name="graphics4" text:anchor-type="as-char" svg:width="6.4898in" svg:height="3.4898in" draw:z-index="4"><draw:image xlink:href="Pictures/100000000000026F0000014FC58FD1CC.gif" xlink:type="simple" xlink:show="embed" xlink:actuate="onLoad"/></draw:frame></text:p>
      <text:p text:style-name="P58">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58"/>
      <text:p text:style-name="P59">Also note that, if our topology only included server1, then no configuration property at all would be needed in the client, server1, node1 or node2. That is the power of automatic discovery in JPPF master/worker topologies.</text:p>
      <text:list xml:id="list32653132" text:continue-numbering="true" text:style-name="Outline">
        <text:list-item>
          <text:list>
            <text:list-item>
              <text:list>
                <text:list-item>
                  <text:h text:style-name="P142" text:outline-level="3">Manual configuration of the topology</text:h>
                </text:list-item>
              </text:list>
            </text:list-item>
          </text:list>
        </text:list-item>
      </text:list>
      <text:p text:style-name="P58"><draw:frame draw:style-name="fr1" draw:name="graphics5" text:anchor-type="as-char" svg:width="7.3437in" svg:height="5.2083in" draw:z-index="3"><draw:image xlink:href="Pictures/10000000000002C1000001F4874E322A.gif" xlink:type="simple" xlink:show="embed" xlink:actuate="onLoad"/></draw:frame></text:p>
      <text:p text:style-name="P58"/>
      <text:list xml:id="list32652599" text:continue-numbering="true" text:style-name="Outline">
        <text:list-item>
          <text:list>
            <text:list-item>
              <text:h text:style-name="P131" text:outline-level="2">Configuring SSL/TLS communications</text:h>
            </text:list-item>
          </text:list>
        </text:list-item>
      </text:list>
      <text:p text:style-name="P18"/>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32651684"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P69"># Enable SSL. Default value is false (disabled).</text:p>
      <text:p text:style-name="P69"># If enabled, only SSL/TLS connections are established</text:p>
      <text:p text:style-name="Code_20_block">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3265550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69"># Port number to which the server listens for secure connections, defaults to 11443</text:p>
      <text:p text:style-name="P69"># A negative value indicates that no secure connection is accepted</text:p>
      <text:p text:style-name="Code_20_block">jppf.ssl.server.port = 11443</text:p>
      <text:p text:style-name="Code_20_block"/>
      <text:p text:style-name="P69"># toggle to enable secure connections to remote peer servers, defaults to false</text:p>
      <text:p text:style-name="Code_20_block">jppf.peer.ssl.enabled = true</text:p>
      <text:p text:style-name="Code_20_block"/>
      <text:p text:style-name="P69">#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69"># disable non-secure connections</text:p>
      <text:p text:style-name="Code_20_block">jppf.server.port = <text:span text:style-name="T19">-1</text:span></text:p>
      <text:p text:style-name="P69"># enable secure connections</text:p>
      <text:p text:style-name="Code_20_block">jppf.ssl.server.port = 11443</text:p>
      <text:p text:style-name="P1"/>
      <text:p text:style-name="P21">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69"># Enabling JMX via non-secure connections, defaults to true</text:p>
      <text:p text:style-name="Code_20_block">jppf.management.enabled = false</text:p>
      <text:p text:style-name="P69"># Enabling JMX via secure connections, defaults to false</text:p>
      <text:p text:style-name="Code_20_block">jppf.management.ssl.enabled = true</text:p>
      <text:p text:style-name="P69"># Secure JMX server port</text:p>
      <text:p text:style-name="Code_20_block">jppf.management.ssl.port = 11193</text:p>
      <text:list xml:id="list32643877"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32653710"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69">#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3266133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69"># SSL configuration as an arbitrary source. Value is the fully qualified name</text:p>
      <text:p text:style-name="P69"># of an implementation of java.util.concurrent.Callable&lt;InputStream&gt; with optional</text:p>
      <text:p text:style-name="P69">#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Callable</text:a>&lt;<text:a xlink:type="simple" xlink:href="http://docs.oracle.com/javase/7/docs/api/index.html?java/io/InputStream.html">InputStream</text:a>&gt; and which must have either a noarg constructor, or a (String...args) vararg constructor.</text:p>
      <text:p text:style-name="P1"/>
      <text:p text:style-name="P1">For example, the predefined JPPF plugin <text:a xlink:type="simple" xlink:href="http://www.jppf.org/api/index.html?org/jppf/ssl/FileStoreSource.html"><text:span text:style-name="Code_20_char">FileStoreSource</text:span></text:a> is implemented as follows:</text:p>
      <text:p text:style-name="P1"/>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69">//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text:soft-page-break/></text:p>
      <text:p text:style-name="P1">which is in fact equivalent to:</text:p>
      <text:p text:style-name="P1"/>
      <text:p text:style-name="Code_20_block">jppf.ssl.configuration.file = config/ssl/ssl.properties</text:p>
      <text:list xml:id="list32657572"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text:span text:style-name="Code_20_char">SSLContext</text:span></text:a>, <text:a xlink:type="simple" xlink:href="http://docs.oracle.com/javase/7/docs/api/index.html?javax/net/ssl/SSLSocket.html"><text:span text:style-name="Code_20_char">SSLSocket</text:span></text:a> and <text:a xlink:type="simple" xlink:href="http://docs.oracle.com/javase/7/docs/api/index.html?javax/net/ssl/SSLEngine.html"><text:span text:style-name="Code_20_char">SSLEngine</text:span></text:a> objects.</text:p>
      <text:list xml:id="list32662463"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text:span text:style-name="Code_20_char">SSLContext.getInstance(String protocol)</text:span></text:a>. It is defined as:</text:p>
      <text:p text:style-name="P1"/>
      <text:p text:style-name="P69">#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here</text:a>.</text:p>
      <text:list xml:id="list32661660"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text:span text:style-name="Code_20_char">SSLEngine.getEnabledProtocols()</text:span></text:a>. It is defined as a list of space-separated names:</text:p>
      <text:p text:style-name="P1"/>
      <text:p text:style-name="P69">#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here</text:a>.</text:p>
      <text:list xml:id="list32654830"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text:span text:style-name="Code_20_char">SSLEngine.getEnabledCipherSuites()</text:span></text:a>. It is defined as a list of space-separated names:</text:p>
      <text:p text:style-name="P1"/>
      <text:p text:style-name="P69"># enabled cipher suites as a list of space-separated values</text:p>
      <text:p text:style-name="Code_20_block">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32655084"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text:span text:style-name="Code_20_char">SSLEngine.getWantClientAuth()</text:span></text:a><text:span text:style-name="Code_20_char"> </text:span>and <text:a xlink:type="simple" xlink:href="http://docs.oracle.com/javase/7/docs/api/javax/net/ssl/SSLEngine.html#getNeedClientAuth()"><text:span text:style-name="Code_20_char">SSLEngine.getNeedClientAuth()</text:span></text:a>. It is defined as:</text:p>
      <text:p text:style-name="P1"/>
      <text:p text:style-name="P69"># client authentication mode</text:p>
      <text:p text:style-name="P69"># possible values: none | want | need</text:p>
      <text:p text:style-name="Code_20_block">jppf.ssl.client.auth = none</text:p>
      <text:list xml:id="list32645894"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69"># path to the key store on the file system</text:p>
      <text:p text:style-name="Code_20_block">jppf.ssl.keystore.file = config/ssl/keystore.ks</text:p>
      <text:p text:style-name="P69">#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69"># keystore password in clear text</text:p>
      <text:p text:style-name="Code_20_block">jppf.ssl.keystore.password = password</text:p>
      <text:p text:style-name="P69"># keystore password from an arbitrary source</text:p>
      <text:p text:style-name="P69"># the source is an implementation of Callable&lt;char[]&gt; with optional parameters</text:p>
      <text:p text:style-name="Code_20_block">jppf.ssl.keystore.password.source = org.jppf.ssl.PlainTextPassword password</text:p>
      <text:list xml:id="list32660394"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P69"># path to the trust store on the file system</text:p>
      <text:p text:style-name="Code_20_block">jppf.ssl.truststore.file = config/ssl/truststore.ks</text:p>
      <text:p text:style-name="P69"># an implementation of Callable&lt;InputStream&gt; with optional space-separated arguments</text:p>
      <text:p text:style-name="Code_20_block">jppf.ssl.truststore.source = org.jppf.ssl.FileStoreSource config/ssl/truststore.ks</text:p>
      <text:p text:style-name="Code_20_block"/>
      <text:p text:style-name="P69"># keystore password in clear text</text:p>
      <text:p text:style-name="Code_20_block">jppf.ssl.truststore.password = password</text:p>
      <text:p text:style-name="P69"># keystore password from an arbitrary source</text:p>
      <text:p text:style-name="P69"># the source is an implementation of Callable&lt;char[]&gt; with opptional parameters</text:p>
      <text:p text:style-name="Code_20_block">jppf.ssl.truststore.password.source = org.jppf.ssl.PlainTextPassword password</text:p>
      <text:list xml:id="list32656474" text:continue-numbering="true" text:style-name="Outline">
        <text:list-item>
          <text:list>
            <text:list-item>
              <text:list>
                <text:list-item>
                  <text:list>
                    <text:list-item>
                      <text:h text:style-name="P148" text:outline-level="4">Special case: distinct driver trust stores for nodes and clients</text:h>
                    </text:list-item>
                  </text:list>
                </text:list-item>
              </text:list>
            </text:list-item>
          </text:list>
        </text:list-item>
      </text:list>
      <text:p text:style-name="P32">In the case when the JPPF driver has mutual authentication enabled (jppf.ssl.client.auth = need”), it might be desirable to use distinct trust stores for the certificates of the nodes and the clients that will connect to the driver. This can be done as follows:</text:p>
      <text:p text:style-name="P32"/>
      <text:p text:style-name="P74"># specify that a separate trust store must be used for client certificates</text:p>
      <text:p text:style-name="P93"><text:span text:style-name="T35">jppf.ssl.client.distinct.truststore = true</text:span><text:span text:style-name="T26"> <text:s/></text:span></text:p>
      <text:p text:style-name="P75"><text:s text:c="2"/></text:p>
      <text:p text:style-name="P93"><text:span text:style-name="T26"># path to the </text:span><text:span text:style-name="T29">client </text:span><text:span text:style-name="T26">trust store on the file system</text:span></text:p>
      <text:p text:style-name="P93">jppf.ssl.<text:span text:style-name="T54">client</text:span>.truststore.file = config/ssl/truststore_<text:span text:style-name="T54">cli</text:span>.ks</text:p>
      <text:p text:style-name="P75"># an implementation of Callable&lt;InputStream&gt; with optional space-separated arguments</text:p>
      <text:p text:style-name="P93">jppf.ssl.<text:span text:style-name="T54">client</text:span>.truststore.source = o.j.s.FileStoreSource config/ssl/truststore_<text:span text:style-name="T54">cli.</text:span>ks</text:p>
      <text:p text:style-name="P93"/>
      <text:p text:style-name="P75"># keystore password in clear text</text:p>
      <text:p text:style-name="P93">jppf.ssl.<text:span text:style-name="T54">client</text:span>.truststore.password = password</text:p>
      <text:p text:style-name="P75"># keystore password from an arbitrary source</text:p>
      <text:p text:style-name="P75"># the source is an implementation of Callable&lt;char[]&gt; with opptional parameters</text:p>
      <text:p text:style-name="P92">jppf.ssl.client.truststore.password.source = org.jppf.ssl.PlainTextPassword password</text:p>
      <text:p text:style-name="P32"/>
      <text:p text:style-name="P31">In this configuration, a client will not be able to authenticate with the server, even if it uses the same keystore and password as the nodes.</text:p>
      <text:list xml:id="list32663081" text:continue-numbering="true" text:style-name="Outline">
        <text:list-item>
          <text:list>
            <text:list-item>
              <text:list>
                <text:list-item>
                  <text:h text:style-name="Heading_20_3" text:outline-level="3">Full SSL configuration example</text:h>
                </text:list-item>
              </text:list>
            </text:list-item>
          </text:list>
        </text:list-item>
      </text:list>
      <text:p text:style-name="P69"># SSLContext protocol, defaults to SSL</text:p>
      <text:p text:style-name="Code_20_block">jppf.ssl.context.protocol = SSL</text:p>
      <text:p text:style-name="P69"># list of space-separated enabled protocols</text:p>
      <text:p text:style-name="Code_20_block">jppf.ssl.protocols = SSLv2Hello SSLv3</text:p>
      <text:p text:style-name="P69"># enabled cipher suites as a list of space-separated values</text:p>
      <text:p text:style-name="Code_20_block">jppf.ssl.cipher.suites = SSL_RSA_WITH_RC4_128_MD5 SSL_RSA_WITH_RC4_128_SHA</text:p>
      <text:p text:style-name="P69"># client authentication mode; possible values: none | want | need</text:p>
      <text:p text:style-name="Code_20_block">jppf.ssl.client.auth = none</text:p>
      <text:p text:style-name="Code_20_block"/>
      <text:p text:style-name="P69"># path to the key store on the file system.</text:p>
      <text:p text:style-name="Code_20_block">jppf.ssl.keystore.file = config/ssl/keystore.ks</text:p>
      <text:p text:style-name="P69"># keystore password in clear text</text:p>
      <text:p text:style-name="Code_20_block">jppf.ssl.keystore.password = password</text:p>
      <text:p text:style-name="Code_20_block"/>
      <text:p text:style-name="P69"># the trust store location as an arbitrary source:</text:p>
      <text:p text:style-name="P69"># an implementation of Callable&lt;InputStream&gt; with optional space-separated arguments</text:p>
      <text:p text:style-name="Code_20_block">jppf.ssl.truststore.source = org.jppf.ssl.FileStoreSource config/ssl/truststore.ks</text:p>
      <text:p text:style-name="P69"># truststore password as an arbitrary source:</text:p>
      <text:p text:style-name="P69">#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1H8M44S</meta:editing-duration>
    <meta:editing-cycles>340</meta:editing-cycles>
    <meta:generator>LibreOffice/4.0.4.2$Windows_x86 LibreOffice_project/9e9821abd0ffdbc09cd8c52eaa574fa09eb08f2</meta:generator>
    <meta:creation-date>2009-09-06T09:04:15.91</meta:creation-date>
    <dc:date>2014-06-01T12:49:32.77</dc:date>
    <meta:document-statistic meta:table-count="0" meta:image-count="5" meta:object-count="0" meta:page-count="26" meta:paragraph-count="734" meta:word-count="10596" meta:character-count="69965" meta:non-whitespace-character-count="6005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